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6cm"/>
    </style:style>
    <style:style style:name="co3" style:family="table-column">
      <style:table-column-properties fo:break-before="auto" style:column-width="9.62cm"/>
    </style:style>
    <style:style style:name="co4" style:family="table-column">
      <style:table-column-properties fo:break-before="auto" style:column-width="12.716cm"/>
    </style:style>
    <style:style style:name="co5" style:family="table-column">
      <style:table-column-properties fo:break-before="auto" style:column-width="13.767cm"/>
    </style:style>
    <style:style style:name="co6" style:family="table-column">
      <style:table-column-properties fo:break-before="auto" style:column-width="11.527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4.28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cl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440338">
            <text:p>440338</text:p>
          </table:table-cell>
          <table:table-cell office:value-type="string">
            <text:p>/business-industry/allergy-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447">
            <text:p>545447</text:p>
          </table:table-cell>
          <table:table-cell office:value-type="string">
            <text:p>/business-industry/allergy-guide/glut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88">
            <text:p>467288</text:p>
          </table:table-cell>
          <table:table-cell office:value-type="string">
            <text:p>/business-industry/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731">
            <text:p>661731</text:p>
          </table:table-cell>
          <table:table-cell office:value-type="string">
            <text:p>/business-industry/caterers/food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693">
            <text:p>582693</text:p>
          </table:table-cell>
          <table:table-cell office:value-type="string">
            <text:p>/business-industry/caterers/food-hygiene/butch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97">
            <text:p>675297</text:p>
          </table:table-cell>
          <table:table-cell office:value-type="string">
            <text:p>/business-industry/caterers/food-hygiene/food-was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57">
            <text:p>675257</text:p>
          </table:table-cell>
          <table:table-cell office:value-type="string">
            <text:p>/business-industry/caterers/food-hygiene/premises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71">
            <text:p>676471</text:p>
          </table:table-cell>
          <table:table-cell office:value-type="string">
            <text:p>/business-industry/caterers/food-hygiene/premises-hygiene/movable-temp-premi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226">
            <text:p>464226</text:p>
          </table:table-cell>
          <table:table-cell office:value-type="string">
            <text:p>/business-industry/caterers/food-hygiene/school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89">
            <text:p>676489</text:p>
          </table:table-cell>
          <table:table-cell office:value-type="string">
            <text:p>/business-industry/caterers/food-hygiene/water-supp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42">
            <text:p>667242</text:p>
          </table:table-cell>
          <table:table-cell office:value-type="string">
            <text:p>/business-industry/caterers/food-law-inspec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05">
            <text:p>592305</text:p>
          </table:table-cell>
          <table:table-cell office:value-type="string">
            <text:p>/business-industry/caterers/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916">
            <text:p>358916</text:p>
          </table:table-cell>
          <table:table-cell office:value-type="string">
            <text:p>/business-industry/caterers/hygienera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67">
            <text:p>521967</text:p>
          </table:table-cell>
          <table:table-cell office:value-type="string">
            <text:p>/business-industry/caterers/hygieneratings/fhrsbackgrou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274">
            <text:p>641274</text:p>
          </table:table-cell>
          <table:table-cell office:value-type="string">
            <text:p>/business-industry/caterers/hygieneratings/fhrsbackground/citizens-foru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79">
            <text:p>521979</text:p>
          </table:table-cell>
          <table:table-cell office:value-type="string">
            <text:p>/business-industry/caterers/hygieneratings/fhrsbackground/sotdconsult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39">
            <text:p>495939</text:p>
          </table:table-cell>
          <table:table-cell office:value-type="string">
            <text:p>/business-industry/caterers/hygieneratings/fhrsbackground/sotdcorresponde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75">
            <text:p>522575</text:p>
          </table:table-cell>
          <table:table-cell office:value-type="string">
            <text:p>/business-industry/caterers/hygieneratings/fhrsbackground/sotdevalu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397">
            <text:p>682397</text:p>
          </table:table-cell>
          <table:table-cell office:value-type="string">
            <text:p>/business-industry/caterers/hygieneratings/toolk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88">
            <text:p>625288</text:p>
          </table:table-cell>
          <table:table-cell office:value-type="string">
            <text:p>/business-industry/caterers/hygieneratings/uksche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5538">
            <text:p>365538</text:p>
          </table:table-cell>
          <table:table-cell office:value-type="string">
            <text:p>/business-industry/caterers/sfb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945">
            <text:p>456945</text:p>
          </table:table-cell>
          <table:table-cell office:value-type="string">
            <text:p>/business-industry/caterers/sfbb/careho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63">
            <text:p>575363</text:p>
          </table:table-cell>
          <table:table-cell office:value-type="string">
            <text:p>/business-industry/caterers/sfbb/sfbb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97">
            <text:p>575197</text:p>
          </table:table-cell>
          <table:table-cell office:value-type="string">
            <text:p>/business-industry/caterers/sfbb/sfbb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13">
            <text:p>514713</text:p>
          </table:table-cell>
          <table:table-cell office:value-type="string">
            <text:p>/business-industry/caterers/sfbb/sfbbcolle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994">
            <text:p>385994</text:p>
          </table:table-cell>
          <table:table-cell office:value-type="string">
            <text:p>/business-industry/caterers/sfbb/sfbbcuisin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35">
            <text:p>575335</text:p>
          </table:table-cell>
          <table:table-cell office:value-type="string">
            <text:p>/business-industry/caterers/sfbb/sfbblangua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46">
            <text:p>575346</text:p>
          </table:table-cell>
          <table:table-cell office:value-type="string">
            <text:p>/business-industry/caterers/sfbb/sfbbreta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088">
            <text:p>445088</text:p>
          </table:table-cell>
          <table:table-cell office:value-type="string">
            <text:p>/business-industry/caterers/starting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49">
            <text:p>495949</text:p>
          </table:table-cell>
          <table:table-cell office:value-type="string">
            <text:p>/business-industry/caterers/startingup/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997">
            <text:p>422997</text:p>
          </table:table-cell>
          <table:table-cell office:value-type="string">
            <text:p>/business-industry/caterers/startingup/distance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39">
            <text:p>658239</text:p>
          </table:table-cell>
          <table:table-cell office:value-type="string">
            <text:p>/business-industry/caterers/train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66">
            <text:p>612366</text:p>
          </table:table-cell>
          <table:table-cell office:value-type="string">
            <text:p>/business-industry/caterers/training/hygiene-video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52">
            <text:p>290652</text:p>
          </table:table-cell>
          <table:table-cell office:value-type="string">
            <text:p>/business-industry/ex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499">
            <text:p>32499</text:p>
          </table:table-cell>
          <table:table-cell office:value-type="string">
            <text:p>/business-industry/farming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6838">
            <text:p>266838</text:p>
          </table:table-cell>
          <table:table-cell office:value-type="string">
            <text:p>/business-industry/farmingfood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34">
            <text:p>610034</text:p>
          </table:table-cell>
          <table:table-cell office:value-type="string">
            <text:p>/business-industry/farmingfood/animalfeed/animalfeed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911">
            <text:p>638911</text:p>
          </table:table-cell>
          <table:table-cell office:value-type="string">
            <text:p>/business-industry/farmingfood/animalfeed/animalfeedlegislation/animal-feed-legislation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99">
            <text:p>674199</text:p>
          </table:table-cell>
          <table:table-cell office:value-type="string">
            <text:p>/business-industry/farmingfood/animalfeed/animalfeedlegislation/animal-feed-legislation-summary/animal-feed-legislation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3">
            <text:p>674203</text:p>
          </table:table-cell>
          <table:table-cell office:value-type="string">
            <text:p>/business-industry/farmingfood/animalfeed/animalfeedlegislation/animal-feed-legislation-summary/animal-feed-scotland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69">
            <text:p>674169</text:p>
          </table:table-cell>
          <table:table-cell office:value-type="string">
            <text:p>/business-industry/farmingfood/animalfeed/animalfeedlegislation/animal-feed-legislation-summary/animal-feed-summary-e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5">
            <text:p>674205</text:p>
          </table:table-cell>
          <table:table-cell office:value-type="string">
            <text:p>/business-industry/farmingfood/animalfeed/animalfeedlegislation/animal-feed-legislation-summary/animal-feed-summary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1902">
            <text:p>301902</text:p>
          </table:table-cell>
          <table:table-cell office:value-type="string">
            <text:p>/business-industry/farmingfood/animalfeed/animalfeedlegislation/approvregfeed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18">
            <text:p>609718</text:p>
          </table:table-cell>
          <table:table-cell office:value-type="string">
            <text:p>/business-industry/farmingfood/animalfeed/animalfeedlegislation/export-unauthorised-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29">
            <text:p>696429</text:p>
          </table:table-cell>
          <table:table-cell office:value-type="string">
            <text:p>/business-industry/farmingfood/animalfeed/animalfeedlegislation/feed-fats-oi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33">
            <text:p>696433</text:p>
          </table:table-cell>
          <table:table-cell office:value-type="string">
            <text:p>/business-industry/farmingfood/animalfeed/animalfeedlegislation/feed-fats-oils-guidance/feed-fat-oils-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307">
            <text:p>405307</text:p>
          </table:table-cell>
          <table:table-cell office:value-type="string">
            <text:p>/business-industry/farmingfood/animalfeed/animalfeedlegislation/feedundesirab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74">
            <text:p>667574</text:p>
          </table:table-cell>
          <table:table-cell office:value-type="string">
            <text:p>/business-industry/farmingfood/animalfeed/animalfeedlegislation/food-and-drink-busines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535">
            <text:p>306535</text:p>
          </table:table-cell>
          <table:table-cell office:value-type="string">
            <text:p>/business-industry/farmingfood/animalfeed/animalfeedlegislation/guidfar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88">
            <text:p>645888</text:p>
          </table:table-cell>
          <table:table-cell office:value-type="string">
            <text:p>/business-industry/farmingfood/animalfeed/animalfeedlegislation/market-use-animal-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6">
            <text:p>645856</text:p>
          </table:table-cell>
          <table:table-cell office:value-type="string">
            <text:p>/business-industry/farmingfood/animalfeed/animalfeedlegislation/pet-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106">
            <text:p>644106</text:p>
          </table:table-cell>
          <table:table-cell office:value-type="string">
            <text:p>/business-industry/farmingfood/animalfeed/review-of-official-feed-controls-delive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81">
            <text:p>645681</text:p>
          </table:table-cell>
          <table:table-cell office:value-type="string">
            <text:p>/business-industry/farmingfood/animalfeed/what-farm-animals-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81">
            <text:p>69281</text:p>
          </table:table-cell>
          <table:table-cell office:value-type="string">
            <text:p>/business-industry/farmingfood/b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03">
            <text:p>621503</text:p>
          </table:table-cell>
          <table:table-cell office:value-type="string">
            <text:p>/business-industry/farmingfood/bse/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06">
            <text:p>659506</text:p>
          </table:table-cell>
          <table:table-cell office:value-type="string">
            <text:p>/business-industry/farmingfood/cleaner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5289">
            <text:p>265289</text:p>
          </table:table-cell>
          <table:table-cell office:value-type="string">
            <text:p>/business-industry/farmingfood/cleaner-animals/flo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5">
            <text:p>615465</text:p>
          </table:table-cell>
          <table:table-cell office:value-type="string">
            <text:p>/business-industry/farmingfood/cro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084">
            <text:p>506084</text:p>
          </table:table-cell>
          <table:table-cell office:value-type="string">
            <text:p>/business-industry/farmingfood/crops/manu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01">
            <text:p>523201</text:p>
          </table:table-cell>
          <table:table-cell office:value-type="string">
            <text:p>/business-industry/farmingfood/crops/mycotoxin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305">
            <text:p>523305</text:p>
          </table:table-cell>
          <table:table-cell office:value-type="string">
            <text:p>/business-industry/farmingfood/crops/mycotoxinsguidance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004">
            <text:p>473004</text:p>
          </table:table-cell>
          <table:table-cell office:value-type="string">
            <text:p>/business-industry/farmingfood/crops/mycotoxinsguidance/fusari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27">
            <text:p>523227</text:p>
          </table:table-cell>
          <table:table-cell office:value-type="string">
            <text:p>/business-industry/farmingfood/crops/mycotoxinsguidance/mycotoxins-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439">
            <text:p>409439</text:p>
          </table:table-cell>
          <table:table-cell office:value-type="string">
            <text:p>/business-industry/farmingfood/crops/mycotoxinsguidance/mycotoxinssamp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318">
            <text:p>659318</text:p>
          </table:table-cell>
          <table:table-cell office:value-type="string">
            <text:p>/business-industry/farmingfood/dairy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911">
            <text:p>401911</text:p>
          </table:table-cell>
          <table:table-cell office:value-type="string">
            <text:p>/business-industry/farmingfood/dairy-guidance/cheeserecove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674">
            <text:p>501674</text:p>
          </table:table-cell>
          <table:table-cell office:value-type="string">
            <text:p>/business-industry/farmingfood/dairy-guidance/guidancemilktestantibiotic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06">
            <text:p>687806</text:p>
          </table:table-cell>
          <table:table-cell office:value-type="string">
            <text:p>/business-industry/farmingfood/dairy-guidance/milk-hygiene-guide-for-milk-produ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10">
            <text:p>504110</text:p>
          </table:table-cell>
          <table:table-cell office:value-type="string">
            <text:p>/business-industry/farmingfood/dairy-guidance/rawmilkcrea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7">
            <text:p>615467</text:p>
          </table:table-cell>
          <table:table-cell office:value-type="string">
            <text:p>/business-industry/farmingfood/fish-shellfi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53">
            <text:p>597553</text:p>
          </table:table-cell>
          <table:table-cell office:value-type="string">
            <text:p>/business-industry/farmingfood/fish-shellfish/fish-shellfish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555">
            <text:p>713555</text:p>
          </table:table-cell>
          <table:table-cell office:value-type="string">
            <text:p>/business-industry/farmingfood/fish-shellfish/freezing-requirement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63">
            <text:p>521663</text:p>
          </table:table-cell>
          <table:table-cell office:value-type="string">
            <text:p>/business-industry/farmingfood/myco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025">
            <text:p>523025</text:p>
          </table:table-cell>
          <table:table-cell office:value-type="string">
            <text:p>/business-industry/farmingfood/mycotoxins/abou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64">
            <text:p>611064</text:p>
          </table:table-cell>
          <table:table-cell office:value-type="string">
            <text:p>/business-industry/farmingfood/pesticid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8768">
            <text:p>368768</text:p>
          </table:table-cell>
          <table:table-cell office:value-type="string">
            <text:p>/business-industry/farmingfood/pesticides/crop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8764">
            <text:p>388764</text:p>
          </table:table-cell>
          <table:table-cell office:value-type="string">
            <text:p>/business-industry/farmingfood/vetme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339">
            <text:p>660339</text:p>
          </table:table-cell>
          <table:table-cell office:value-type="string">
            <text:p>/business-industry/farmingfood/wildgam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239">
            <text:p>476239</text:p>
          </table:table-cell>
          <table:table-cell office:value-type="string">
            <text:p>/business-industry/food-incid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88">
            <text:p>695288</text:p>
          </table:table-cell>
          <table:table-cell office:value-type="string">
            <text:p>/business-industry/guidancenotes/food-law-contro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69">
            <text:p>614869</text:p>
          </table:table-cell>
          <table:table-cell office:value-type="string">
            <text:p>/business-industry/guidancenotes/guidance-farm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178">
            <text:p>345178</text:p>
          </table:table-cell>
          <table:table-cell office:value-type="string">
            <text:p>/business-industry/guidancenotes/hyg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41">
            <text:p>565341</text:p>
          </table:table-cell>
          <table:table-cell office:value-type="string">
            <text:p>/business-industry/guidancenotes/hygguid/ecoli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314">
            <text:p>494314</text:p>
          </table:table-cell>
          <table:table-cell office:value-type="string">
            <text:p>/business-industry/guidancenotes/hygguid/eggenforc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560">
            <text:p>638560</text:p>
          </table:table-cell>
          <table:table-cell office:value-type="string">
            <text:p>/business-industry/guidancenotes/hygguid/euhygieneregulationsflexibilit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85">
            <text:p>636185</text:p>
          </table:table-cell>
          <table:table-cell office:value-type="string">
            <text:p>/business-industry/guidancenotes/hygguid/euhygieneregulationsflexibilities/flexexmi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858">
            <text:p>673858</text:p>
          </table:table-cell>
          <table:table-cell office:value-type="string">
            <text:p>/business-industry/guidancenotes/hygguid/feed-activity-co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247">
            <text:p>305247</text:p>
          </table:table-cell>
          <table:table-cell office:value-type="string">
            <text:p>/business-industry/guidancenotes/hygguid/fhl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249">
            <text:p>458249</text:p>
          </table:table-cell>
          <table:table-cell office:value-type="string">
            <text:p>/business-industry/guidancenotes/hygguid/fhlguidance/milkfarmhyg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726">
            <text:p>668726</text:p>
          </table:table-cell>
          <table:table-cell office:value-type="string">
            <text:p>/business-industry/guidancenotes/hygguid/food-industry-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593">
            <text:p>504593</text:p>
          </table:table-cell>
          <table:table-cell office:value-type="string">
            <text:p>/business-industry/guidancenotes/hygguid/foodhandler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905">
            <text:p>502905</text:p>
          </table:table-cell>
          <table:table-cell office:value-type="string">
            <text:p>/business-industry/guidancenotes/hygguid/fsa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170">
            <text:p>409170</text:p>
          </table:table-cell>
          <table:table-cell office:value-type="string">
            <text:p>/business-industry/guidancenotes/hygguid/generalfoodla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235">
            <text:p>308235</text:p>
          </table:table-cell>
          <table:table-cell office:value-type="string">
            <text:p>/business-industry/guidancenotes/hygguid/microbiolr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719">
            <text:p>443719</text:p>
          </table:table-cell>
          <table:table-cell office:value-type="string">
            <text:p>/business-industry/guidancenotes/hygguid/outbreakmanag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419">
            <text:p>420419</text:p>
          </table:table-cell>
          <table:table-cell office:value-type="string">
            <text:p>/business-industry/guidancenotes/hygguid/tempcontrolguidanceu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1236">
            <text:p>241236</text:p>
          </table:table-cell>
          <table:table-cell office:value-type="string">
            <text:p>/business-industry/guidancenotes/hygguid/wastecookingo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29">
            <text:p>42229</text:p>
          </table:table-cell>
          <table:table-cell office:value-type="string">
            <text:p>/business-industry/guidancenotes/labelreg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384">
            <text:p>435384</text:p>
          </table:table-cell>
          <table:table-cell office:value-type="string">
            <text:p>/business-industry/guidancenotes/labelregsguidance/allergenlabelguide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3282">
            <text:p>263282</text:p>
          </table:table-cell>
          <table:table-cell office:value-type="string">
            <text:p>/business-industry/guidancenotes/labelregsguidance/gm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06">
            <text:p>555306</text:p>
          </table:table-cell>
          <table:table-cell office:value-type="string">
            <text:p>/business-industry/guidancenotes/labelregsguidance/guidancelabellinggluten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148">
            <text:p>546148</text:p>
          </table:table-cell>
          <table:table-cell office:value-type="string">
            <text:p>/business-industry/guidancenotes/labelregsguidance/labellingfoodcoloursreg1333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214">
            <text:p>407214</text:p>
          </table:table-cell>
          <table:table-cell office:value-type="string">
            <text:p>/business-industry/guidancenotes/labelregsguidance/maycontain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931">
            <text:p>438931</text:p>
          </table:table-cell>
          <table:table-cell office:value-type="string">
            <text:p>/business-industry/guidancenotes/labelregsguidance/nonprepack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7854">
            <text:p>27854</text:p>
          </table:table-cell>
          <table:table-cell office:value-type="string">
            <text:p>/business-industry/guidancenotes/meatregs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8070">
            <text:p>428070</text:p>
          </table:table-cell>
          <table:table-cell office:value-type="string">
            <text:p>/business-industry/guidancenotes/meatregsguid/charge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668">
            <text:p>308668</text:p>
          </table:table-cell>
          <table:table-cell office:value-type="string">
            <text:p>/business-industry/guidancenotes/meatregsguid/coproductbyprodu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430">
            <text:p>610430</text:p>
          </table:table-cell>
          <table:table-cell office:value-type="string">
            <text:p>/business-industry/guidancenotes/meatregsguid/dsm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071">
            <text:p>544071</text:p>
          </table:table-cell>
          <table:table-cell office:value-type="string">
            <text:p>/business-industry/guidancenotes/meatregsguid/emergencycattle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547">
            <text:p>640547</text:p>
          </table:table-cell>
          <table:table-cell office:value-type="string">
            <text:p>/business-industry/guidancenotes/meatregsguid/farmgameheal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84">
            <text:p>612884</text:p>
          </table:table-cell>
          <table:table-cell office:value-type="string">
            <text:p>/business-industry/guidancenotes/meatregsguid/fcibovinet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365">
            <text:p>528365</text:p>
          </table:table-cell>
          <table:table-cell office:value-type="string">
            <text:p>/business-industry/guidancenotes/meatregsguid/fci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4">
            <text:p>567374</text:p>
          </table:table-cell>
          <table:table-cell office:value-type="string">
            <text:p>/business-industry/guidancenotes/meatregsguid/fciguidance/fc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7">
            <text:p>567377</text:p>
          </table:table-cell>
          <table:table-cell office:value-type="string">
            <text:p>/business-industry/guidancenotes/meatregsguid/fciguidance/fci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061">
            <text:p>548061</text:p>
          </table:table-cell>
          <table:table-cell office:value-type="string">
            <text:p>/business-industry/guidancenotes/meatregsguid/fciipoul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717">
            <text:p>427717</text:p>
          </table:table-cell>
          <table:table-cell office:value-type="string">
            <text:p>/business-industry/guidancenotes/meatregsguid/fcipig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922">
            <text:p>637922</text:p>
          </table:table-cell>
          <table:table-cell office:value-type="string">
            <text:p>/business-industry/guidancenotes/meatregsguid/home-slaughter-livestoc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90">
            <text:p>42490</text:p>
          </table:table-cell>
          <table:table-cell office:value-type="string">
            <text:p>/business-industry/guidancenotes/meatregsguid/home-slaughter-livestock/livestock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9876">
            <text:p>209876</text:p>
          </table:table-cell>
          <table:table-cell office:value-type="string">
            <text:p>/business-industry/guidancenotes/meatregsguid/illegalmeat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94">
            <text:p>562894</text:p>
          </table:table-cell>
          <table:table-cell office:value-type="string">
            <text:p>/business-industry/guidancenotes/meatregsguid/mincedmeatday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046">
            <text:p>478046</text:p>
          </table:table-cell>
          <table:table-cell office:value-type="string">
            <text:p>/business-industry/guidancenotes/meatregsguid/nitritesnitra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422">
            <text:p>603422</text:p>
          </table:table-cell>
          <table:table-cell office:value-type="string">
            <text:p>/business-industry/guidancenotes/meatregsguid/poultryslaughterau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183">
            <text:p>566183</text:p>
          </table:table-cell>
          <table:table-cell office:value-type="string">
            <text:p>/business-industry/guidancenotes/meatregsguid/snail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577">
            <text:p>566577</text:p>
          </table:table-cell>
          <table:table-cell office:value-type="string">
            <text:p>/business-industry/guidancenotes/meatregsguid/trichinellatestingwildboa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304">
            <text:p>695304</text:p>
          </table:table-cell>
          <table:table-cell office:value-type="string">
            <text:p>/business-industry/guidancenotes/water-juice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08">
            <text:p>570608</text:p>
          </table:table-cell>
          <table:table-cell office:value-type="string">
            <text:p>/business-industry/guidancenotes/water-juice-guidance/natural-mineral-wa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08">
            <text:p>699508</text:p>
          </table:table-cell>
          <table:table-cell office:value-type="string">
            <text:p>/business-industry/how-to-make-an-appe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74">
            <text:p>700174</text:p>
          </table:table-cell>
          <table:table-cell office:value-type="string">
            <text:p>/business-industry/how-to-make-an-appeal/pan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38">
            <text:p>135738</text:p>
          </table:table-cell>
          <table:table-cell office:value-type="string">
            <text:p>/business-industry/import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18">
            <text:p>189318</text:p>
          </table:table-cell>
          <table:table-cell office:value-type="string">
            <text:p>/business-industry/imports/banned_restrict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08">
            <text:p>532008</text:p>
          </table:table-cell>
          <table:table-cell office:value-type="string">
            <text:p>/business-industry/imports/banned_restricted/aflatoxinreg1152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56">
            <text:p>189356</text:p>
          </table:table-cell>
          <table:table-cell office:value-type="string">
            <text:p>/business-industry/imports/banned_restricted/calabashchal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26">
            <text:p>189326</text:p>
          </table:table-cell>
          <table:table-cell office:value-type="string">
            <text:p>/business-industry/imports/banned_restricted/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82">
            <text:p>598582</text:p>
          </table:table-cell>
          <table:table-cell office:value-type="string">
            <text:p>/business-industry/imports/banned_restricted/chinari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04">
            <text:p>457604</text:p>
          </table:table-cell>
          <table:table-cell office:value-type="string">
            <text:p>/business-industry/imports/banned_restricted/guargumind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911">
            <text:p>528911</text:p>
          </table:table-cell>
          <table:table-cell office:value-type="string">
            <text:p>/business-industry/imports/banned_restricted/highrisknonpoa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79">
            <text:p>656179</text:p>
          </table:table-cell>
          <table:table-cell office:value-type="string">
            <text:p>/business-industry/imports/banned_restricted/highrisknonpoao-91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388">
            <text:p>705388</text:p>
          </table:table-cell>
          <table:table-cell office:value-type="string">
            <text:p>/business-industry/imports/banned_restricted/import-betel-leav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64">
            <text:p>571264</text:p>
          </table:table-cell>
          <table:table-cell office:value-type="string">
            <text:p>/business-industry/imports/banned_restricted/jap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39">
            <text:p>189339</text:p>
          </table:table-cell>
          <table:table-cell office:value-type="string">
            <text:p>/business-industry/imports/banned_restricted/kavakav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32">
            <text:p>576532</text:p>
          </table:table-cell>
          <table:table-cell office:value-type="string">
            <text:p>/business-industry/imports/banned_restricted/kitchenwa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47">
            <text:p>189347</text:p>
          </table:table-cell>
          <table:table-cell office:value-type="string">
            <text:p>/business-industry/imports/banned_restricted/konj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00">
            <text:p>693600</text:p>
          </table:table-cell>
          <table:table-cell office:value-type="string">
            <text:p>/business-industry/imports/banned_restricted/milkandsoya-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70">
            <text:p>608670</text:p>
          </table:table-cell>
          <table:table-cell office:value-type="string">
            <text:p>/business-industry/imports/banned_restricted/pine-nuts-chin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94">
            <text:p>608694</text:p>
          </table:table-cell>
          <table:table-cell office:value-type="string">
            <text:p>/business-industry/imports/banned_restricted/pine-nuts-china/pine-nut-export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1330">
            <text:p>411330</text:p>
          </table:table-cell>
          <table:table-cell office:value-type="string">
            <text:p>/business-industry/imports/banned_restricted/red2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15">
            <text:p>166815</text:p>
          </table:table-cell>
          <table:table-cell office:value-type="string">
            <text:p>/business-industry/imports/banned_restricted/restricted_foodstuff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880">
            <text:p>135880</text:p>
          </table:table-cell>
          <table:table-cell office:value-type="string">
            <text:p>/business-industry/imports/banned_restricted/spic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891">
            <text:p>461891</text:p>
          </table:table-cell>
          <table:table-cell office:value-type="string">
            <text:p>/business-industry/imports/banned_restricted/sunflow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851">
            <text:p>141851</text:p>
          </table:table-cell>
          <table:table-cell office:value-type="string">
            <text:p>/business-industry/imports/conta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4730">
            <text:p>144730</text:p>
          </table:table-cell>
          <table:table-cell office:value-type="string">
            <text:p>/business-industry/imports/contacts/imp_lin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36">
            <text:p>141336</text:p>
          </table:table-cell>
          <table:table-cell office:value-type="string">
            <text:p>/business-industry/imports/import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02">
            <text:p>166802</text:p>
          </table:table-cell>
          <table:table-cell office:value-type="string">
            <text:p>/business-industry/imports/importers/additivesimpor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18">
            <text:p>594418</text:p>
          </table:table-cell>
          <table:table-cell office:value-type="string">
            <text:p>/business-industry/imports/importers/contamina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67">
            <text:p>594467</text:p>
          </table:table-cell>
          <table:table-cell office:value-type="string">
            <text:p>/business-industry/imports/importers/contaminant/Aflatox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71">
            <text:p>594471</text:p>
          </table:table-cell>
          <table:table-cell office:value-type="string">
            <text:p>/business-industry/imports/importers/contaminant/soysau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700">
            <text:p>290700</text:p>
          </table:table-cell>
          <table:table-cell office:value-type="string">
            <text:p>/business-industry/imports/importers/ec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71">
            <text:p>596571</text:p>
          </table:table-cell>
          <table:table-cell office:value-type="string">
            <text:p>/business-industry/imports/importers/importsuppli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11">
            <text:p>596811</text:p>
          </table:table-cell>
          <table:table-cell office:value-type="string">
            <text:p>/business-industry/imports/importers/import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743">
            <text:p>136743</text:p>
          </table:table-cell>
          <table:table-cell office:value-type="string">
            <text:p>/business-industry/imports/importers/irradiat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181">
            <text:p>141181</text:p>
          </table:table-cell>
          <table:table-cell office:value-type="string">
            <text:p>/business-industry/imports/importers/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43">
            <text:p>141343</text:p>
          </table:table-cell>
          <table:table-cell office:value-type="string">
            <text:p>/business-industry/imports/importers/legis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65">
            <text:p>290665</text:p>
          </table:table-cell>
          <table:table-cell office:value-type="string">
            <text:p>/business-industry/imports/importers/pointofen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33">
            <text:p>211533</text:p>
          </table:table-cell>
          <table:table-cell office:value-type="string">
            <text:p>/business-industry/imports/importers/redr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48">
            <text:p>211548</text:p>
          </table:table-cell>
          <table:table-cell office:value-type="string">
            <text:p>/business-industry/imports/importers/redress/redress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1">
            <text:p>211561</text:p>
          </table:table-cell>
          <table:table-cell office:value-type="string">
            <text:p>/business-industry/imports/importers/redress/redress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6">
            <text:p>211566</text:p>
          </table:table-cell>
          <table:table-cell office:value-type="string">
            <text:p>/business-industry/imports/importers/redress/redress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9">
            <text:p>211569</text:p>
          </table:table-cell>
          <table:table-cell office:value-type="string">
            <text:p>/business-industry/imports/importers/redress/redress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76">
            <text:p>211576</text:p>
          </table:table-cell>
          <table:table-cell office:value-type="string">
            <text:p>/business-industry/imports/importers/redress/redress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557">
            <text:p>412557</text:p>
          </table:table-cell>
          <table:table-cell office:value-type="string">
            <text:p>/business-industry/imports/importers/trade-samples-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316">
            <text:p>298316</text:p>
          </table:table-cell>
          <table:table-cell office:value-type="string">
            <text:p>/business-industry/imports/personalimports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47">
            <text:p>135747</text:p>
          </table:table-cell>
          <table:table-cell office:value-type="string">
            <text:p>/business-industry/imports/want_to_im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03">
            <text:p>596503</text:p>
          </table:table-cell>
          <table:table-cell office:value-type="string">
            <text:p>/business-industry/imports/want_to_import/animal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8">
            <text:p>166788</text:p>
          </table:table-cell>
          <table:table-cell office:value-type="string">
            <text:p>/business-industry/imports/want_to_import/animalimports/dai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77">
            <text:p>166777</text:p>
          </table:table-cell>
          <table:table-cell office:value-type="string">
            <text:p>/business-industry/imports/want_to_import/animalimports/e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349">
            <text:p>290349</text:p>
          </table:table-cell>
          <table:table-cell office:value-type="string">
            <text:p>/business-industry/imports/want_to_import/animalimports/gelati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4">
            <text:p>166784</text:p>
          </table:table-cell>
          <table:table-cell office:value-type="string">
            <text:p>/business-industry/imports/want_to_import/animalimports/hon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221">
            <text:p>141221</text:p>
          </table:table-cell>
          <table:table-cell office:value-type="string">
            <text:p>/business-industry/imports/want_to_import/animalimports/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268">
            <text:p>425268</text:p>
          </table:table-cell>
          <table:table-cell office:value-type="string">
            <text:p>/business-industry/imports/want_to_import/compositepro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6155">
            <text:p>326155</text:p>
          </table:table-cell>
          <table:table-cell office:value-type="string">
            <text:p>/business-industry/imports/want_to_import/fisheryprodu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874">
            <text:p>402874</text:p>
          </table:table-cell>
          <table:table-cell office:value-type="string">
            <text:p>/business-industry/imports/want_to_import/tradeinfoshee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9">
            <text:p>615469</text:p>
          </table:table-cell>
          <table:table-cell office:value-type="string">
            <text:p>/business-industry/manufactu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725">
            <text:p>615725</text:p>
          </table:table-cell>
          <table:table-cell office:value-type="string">
            <text:p>/business-industry/manufacturers/additives-supp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66">
            <text:p>111766</text:p>
          </table:table-cell>
          <table:table-cell office:value-type="string">
            <text:p>/business-industry/manufacturers/additives-supps-guidance/foodadleg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827">
            <text:p>638827</text:p>
          </table:table-cell>
          <table:table-cell office:value-type="string">
            <text:p>/business-industry/manufacturers/contaminants-fcm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287">
            <text:p>665287</text:p>
          </table:table-cell>
          <table:table-cell office:value-type="string">
            <text:p>/business-industry/manufacturers/contaminants-fcm-guidance/about-the-regu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014">
            <text:p>418014</text:p>
          </table:table-cell>
          <table:table-cell office:value-type="string">
            <text:p>/business-industry/manufacturers/contaminants-fcm-guidance/foodmaterialarticleguidanc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624">
            <text:p>514624</text:p>
          </table:table-cell>
          <table:table-cell office:value-type="string">
            <text:p>/business-industry/manufacturers/contaminants-fcm-guidance/guidancefoodcontam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210">
            <text:p>508210</text:p>
          </table:table-cell>
          <table:table-cell office:value-type="string">
            <text:p>/business-industry/manufacturers/contaminants-fcm-guidance/legalcompliancefoodpackag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73">
            <text:p>533273</text:p>
          </table:table-cell>
          <table:table-cell office:value-type="string">
            <text:p>/business-industry/manufacturers/contaminants-fcm-guidance/legcontam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98">
            <text:p>710398</text:p>
          </table:table-cell>
          <table:table-cell office:value-type="string">
            <text:p>/business-industry/manufacturers/my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22">
            <text:p>661322</text:p>
          </table:table-cell>
          <table:table-cell office:value-type="string">
            <text:p>/business-industry/manufacturers/shelf-life-stora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685">
            <text:p>657685</text:p>
          </table:table-cell>
          <table:table-cell office:value-type="string">
            <text:p>/business-industry/manufacturers/shelf-life-storage/quick-frozen-foodstuff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75">
            <text:p>539475</text:p>
          </table:table-cell>
          <table:table-cell office:value-type="string">
            <text:p>/business-industry/manufacturers/shelf-life-storage/readyto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955">
            <text:p>465955</text:p>
          </table:table-cell>
          <table:table-cell office:value-type="string">
            <text:p>/business-industry/manufacturers/shelf-life-storage/vacp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407">
            <text:p>19407</text:p>
          </table:table-cell>
          <table:table-cell office:value-type="string">
            <text:p>/business-industry/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07">
            <text:p>598507</text:p>
          </table:table-cell>
          <table:table-cell office:value-type="string">
            <text:p>/business-industry/meat/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92">
            <text:p>656792</text:p>
          </table:table-cell>
          <table:table-cell office:value-type="string">
            <text:p>/business-industry/meat/audit/auditproc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12">
            <text:p>598512</text:p>
          </table:table-cell>
          <table:table-cell office:value-type="string">
            <text:p>/business-industry/meat/audit/auditprocess/auditprocess-prenov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45">
            <text:p>599745</text:p>
          </table:table-cell>
          <table:table-cell office:value-type="string">
            <text:p>/business-industry/meat/audit/concer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58">
            <text:p>659258</text:p>
          </table:table-cell>
          <table:table-cell office:value-type="string">
            <text:p>/business-industry/meat/f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270">
            <text:p>298270</text:p>
          </table:table-cell>
          <table:table-cell office:value-type="string">
            <text:p>/business-industry/meat/guidehygiene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0934">
            <text:p>110934</text:p>
          </table:table-cell>
          <table:table-cell office:value-type="string">
            <text:p>/business-industry/meat/haccpmeatpla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237">
            <text:p>310237</text:p>
          </table:table-cell>
          <table:table-cell office:value-type="string">
            <text:p>/business-industry/meat/haccpmeatplants/microbiologicalcrite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4155">
            <text:p>134155</text:p>
          </table:table-cell>
          <table:table-cell office:value-type="string">
            <text:p>/business-industry/meat/meat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4">
            <text:p>715104</text:p>
          </table:table-cell>
          <table:table-cell office:value-type="string">
            <text:p>/business-industry/meat/trichinella-pi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7">
            <text:p>715107</text:p>
          </table:table-cell>
          <table:table-cell office:value-type="string">
            <text:p>/business-industry/meat/trichinella-pigs/trichinella-pigs-tes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9">
            <text:p>715109</text:p>
          </table:table-cell>
          <table:table-cell office:value-type="string">
            <text:p>/business-industry/meat/trichinella-pigs/trichinella-pigs-testing/trichinella-testing-ite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4">
            <text:p>345234</text:p>
          </table:table-cell>
          <table:table-cell office:value-type="string">
            <text:p>/business-industry/winestandar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6">
            <text:p>345236</text:p>
          </table:table-cell>
          <table:table-cell office:value-type="string">
            <text:p>/business-industry/winestandards/contactinspecto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245">
            <text:p>714245</text:p>
          </table:table-cell>
          <table:table-cell office:value-type="string">
            <text:p>/business-industry/winestandards/law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44">
            <text:p>675144</text:p>
          </table:table-cell>
          <table:table-cell office:value-type="string">
            <text:p>/business-industry/winestandards/lawguide/vineyards-wine-regs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322">
            <text:p>714322</text:p>
          </table:table-cell>
          <table:table-cell office:value-type="string">
            <text:p>/business-industry/winestandards/lawguide/wine-reg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8">
            <text:p>345248</text:p>
          </table:table-cell>
          <table:table-cell office:value-type="string">
            <text:p>/business-industry/winestandards/lawguide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20">
            <text:p>537420</text:p>
          </table:table-cell>
          <table:table-cell office:value-type="string">
            <text:p>/business-industry/winestandards/ukvineyar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94">
            <text:p>664494</text:p>
          </table:table-cell>
          <table:table-cell office:value-type="string">
            <text:p>/business-industry/winestandards/wine-documentary-che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47">
            <text:p>664547</text:p>
          </table:table-cell>
          <table:table-cell office:value-type="string">
            <text:p>/business-industry/winestandards/wine-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85">
            <text:p>664485</text:p>
          </table:table-cell>
          <table:table-cell office:value-type="string">
            <text:p>/business-industry/winestandards/wine-label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307">
            <text:p>366307</text:p>
          </table:table-cell>
          <table:table-cell office:value-type="string">
            <text:p>/business-industry/winestandards/win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05">
            <text:p>520605</text:p>
          </table:table-cell>
          <table:table-cell office:value-type="string">
            <text:p>/business-industry/farmingfood/bse/bsecontrol/2009/breaches20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0659">
            <text:p>520659</text:p>
          </table:table-cell>
          <table:table-cell office:value-type="string">
            <text:p>/business-industry/farmingfood/bse/bsecontrol/2009/breaches2009/breachesaug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20611">
            <text:p>520611</text:p>
          </table:table-cell>
          <table:table-cell office:value-type="string">
            <text:p>/business-industry/farmingfood/bse/bsecontrol/2009/breaches2009/breachesjan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20628">
            <text:p>520628</text:p>
          </table:table-cell>
          <table:table-cell office:value-type="string">
            <text:p>/business-industry/farmingfood/bse/bsecontrol/2009/breaches2009/breachesmarch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0054">
            <text:p>560054</text:p>
          </table:table-cell>
          <table:table-cell office:value-type="string">
            <text:p>/business-industry/farmingfood/bse/bsecontrol/2009/breaches2009/monrepsrmbrenov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9989">
            <text:p>559989</text:p>
          </table:table-cell>
          <table:table-cell office:value-type="string">
            <text:p>/business-industry/farmingfood/bse/bsecontrol/2009/breaches2009/monrepsrmsept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16097">
            <text:p>516097</text:p>
          </table:table-cell>
          <table:table-cell office:value-type="string">
            <text:p>/business-industry/farmingfood/bse/bsecontrol/2009/imported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09779">
            <text:p>509779</text:p>
          </table:table-cell>
          <table:table-cell office:value-type="string">
            <text:p>/business-industry/farmingfood/bse/bsecontrol/2009/individualbsebreaches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98977">
            <text:p>498977</text:p>
          </table:table-cell>
          <table:table-cell office:value-type="string">
            <text:p>/business-industry/farmingfood/bse/bsecontrol/2009/srmbreaches09</text:p>
          </table:table-cell>
          <table:table-cell office:value-type="string">
            <text:p>Document</text:p>
          </table:table-cell>
          <table:table-cell/>
        </table:table-row>
      </table:table>
      <table:table table:name="excluded" table:style-name="ta1">
        <table:table-column table:style-name="co1" table:number-columns-repeated="4" table:default-cell-style-name="Default"/>
        <table:table-row table:style-name="ro1">
          <table:table-cell office:value-type="float" office:value="694547">
            <text:p>694547</text:p>
          </table:table-cell>
          <table:table-cell office:value-type="string">
            <text:p>/business-industry/caterers/hygieneratings/fhrsguideforbusines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842">
            <text:p>694842</text:p>
          </table:table-cell>
          <table:table-cell office:value-type="string">
            <text:p>/business-industry/caterers/hygieneratings/fhrsguideforbusiness/england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95">
            <text:p>694595</text:p>
          </table:table-cell>
          <table:table-cell office:value-type="string">
            <text:p>/business-industry/caterers/hygieneratings/fhrsguideforbusiness/wales-business-for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661149">
            <text:p>661149</text:p>
          </table:table-cell>
          <table:table-cell office:value-type="string">
            <text:p>/business-industry/allergy-guide/gluten/gluten-faq-catere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43">
            <text:p>679843</text:p>
          </table:table-cell>
          <table:table-cell office:value-type="string">
            <text:p>/business-industry/caterers/food-hygiene/charity-community-group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7619">
            <text:p>387619</text:p>
          </table:table-cell>
          <table:table-cell office:value-type="string">
            <text:p>/business-industry/farmingfood/animalfeed/animalfeedlegislation/animalfeedad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3">
            <text:p>68993</text:p>
          </table:table-cell>
          <table:table-cell office:value-type="string">
            <text:p>/business-industry/farmingfood/animalfeed/animalfeedlegislation/canthaxanthin_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76">
            <text:p>603876</text:p>
          </table:table-cell>
          <table:table-cell office:value-type="string">
            <text:p>/business-industry/farmingfood/bse/what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8">
            <text:p>535218</text:p>
          </table:table-cell>
          <table:table-cell office:value-type="string">
            <text:p>/business-industry/farmingfood/crops/mycotoxinsguidance/operato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291">
            <text:p>712291</text:p>
          </table:table-cell>
          <table:table-cell office:value-type="string">
            <text:p>/business-industry/farmingfood/fish-shellfish/freezing-requiremen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5">
            <text:p>535215</text:p>
          </table:table-cell>
          <table:table-cell office:value-type="string">
            <text:p>/business-industry/farmingfood/mycotoxins/question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73">
            <text:p>610873</text:p>
          </table:table-cell>
          <table:table-cell office:value-type="string">
            <text:p>/business-industry/farmingfood/pesticides/pest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674">
            <text:p>366674</text:p>
          </table:table-cell>
          <table:table-cell office:value-type="string">
            <text:p>/business-industry/farmingfood/primprod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416">
            <text:p>465416</text:p>
          </table:table-cell>
          <table:table-cell office:value-type="string">
            <text:p>/business-industry/farmingfood/vetmeds/vetme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265">
            <text:p>660265</text:p>
          </table:table-cell>
          <table:table-cell office:value-type="string">
            <text:p>/business-industry/farmingfood/wildgameguidance/wild-game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18">
            <text:p>596518</text:p>
          </table:table-cell>
          <table:table-cell office:value-type="string">
            <text:p>/business-industry/imports/importers/thirdcountry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241">
            <text:p>296241</text:p>
          </table:table-cell>
          <table:table-cell office:value-type="string">
            <text:p>/business-industry/imports/want_to_import/personalimpor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6">
            <text:p>345246</text:p>
          </table:table-cell>
          <table:table-cell office:value-type="string">
            <text:p>/business-industry/winestandards/wine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473782">
            <text:p>473782</text:p>
          </table:table-cell>
          <table:table-cell office:value-type="string">
            <text:p>/business-industry/farmingfood/bse/bsecontrol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4">
            <text:p>498974</text:p>
          </table:table-cell>
          <table:table-cell office:value-type="string">
            <text:p>/business-industry/farmingfood/bse/bsecontrol/2009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05">
            <text:p>520605</text:p>
          </table:table-cell>
          <table:table-cell office:value-type="string">
            <text:p>/business-industry/farmingfood/bse/bsecontrol/2009/breache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59">
            <text:p>520659</text:p>
          </table:table-cell>
          <table:table-cell office:value-type="string">
            <text:p>/business-industry/farmingfood/bse/bsecontrol/2009/breaches2009/breachesaug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11">
            <text:p>520611</text:p>
          </table:table-cell>
          <table:table-cell office:value-type="string">
            <text:p>/business-industry/farmingfood/bse/bsecontrol/2009/breaches2009/breachesjan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28">
            <text:p>520628</text:p>
          </table:table-cell>
          <table:table-cell office:value-type="string">
            <text:p>/business-industry/farmingfood/bse/bsecontrol/2009/breaches2009/breachesmarch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054">
            <text:p>560054</text:p>
          </table:table-cell>
          <table:table-cell office:value-type="string">
            <text:p>/business-industry/farmingfood/bse/bsecontrol/2009/breaches2009/monrepsrmbrenov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989">
            <text:p>559989</text:p>
          </table:table-cell>
          <table:table-cell office:value-type="string">
            <text:p>/business-industry/farmingfood/bse/bsecontrol/2009/breaches2009/monrepsrmsept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097">
            <text:p>516097</text:p>
          </table:table-cell>
          <table:table-cell office:value-type="string">
            <text:p>/business-industry/farmingfood/bse/bsecontrol/2009/imported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79">
            <text:p>509779</text:p>
          </table:table-cell>
          <table:table-cell office:value-type="string">
            <text:p>/business-industry/farmingfood/bse/bsecontrol/2009/individualbsebreaches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7">
            <text:p>498977</text:p>
          </table:table-cell>
          <table:table-cell office:value-type="string">
            <text:p>/business-industry/farmingfood/bse/bsecontrol/2009/srmbreache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76">
            <text:p>532376</text:p>
          </table:table-cell>
          <table:table-cell office:value-type="string">
            <text:p>/business-industry/farmingfood/bse/bsecontrol/2010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58">
            <text:p>559858</text:p>
          </table:table-cell>
          <table:table-cell office:value-type="string">
            <text:p>/business-industry/farmingfood/bse/bsecontrol/2010/brsrmconrep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33">
            <text:p>603933</text:p>
          </table:table-cell>
          <table:table-cell office:value-type="string">
            <text:p>/business-industry/farmingfood/bse/bsecontrol/2010/brsrmconrep2010/feb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575">
            <text:p>539575</text:p>
          </table:table-cell>
          <table:table-cell office:value-type="string">
            <text:p>/business-industry/farmingfood/bse/bsecontrol/2010/individualcb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40">
            <text:p>538340</text:p>
          </table:table-cell>
          <table:table-cell office:value-type="string">
            <text:p>/business-industry/farmingfood/bse/bsecontrol/2010/srm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41">
            <text:p>572141</text:p>
          </table:table-cell>
          <table:table-cell office:value-type="string">
            <text:p>/business-industry/farmingfood/bse/bsecontrol/2011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40">
            <text:p>603940</text:p>
          </table:table-cell>
          <table:table-cell office:value-type="string">
            <text:p>/business-industry/farmingfood/bse/bsecontrol/2011/indiv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52">
            <text:p>603952</text:p>
          </table:table-cell>
          <table:table-cell office:value-type="string">
            <text:p>/business-industry/farmingfood/bse/bsecontrol/2011/srmrepor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1">
            <text:p>605491</text:p>
          </table:table-cell>
          <table:table-cell office:value-type="string">
            <text:p>/business-industry/farmingfood/bse/bsecontrol/2012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4">
            <text:p>605494</text:p>
          </table:table-cell>
          <table:table-cell office:value-type="string">
            <text:p>/business-industry/farmingfood/bse/bsecontrol/2012/indiv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22">
            <text:p>651022</text:p>
          </table:table-cell>
          <table:table-cell office:value-type="string">
            <text:p>/business-industry/farmingfood/bse/bsecontrol/2012/srm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3">
            <text:p>715673</text:p>
          </table:table-cell>
          <table:table-cell office:value-type="string">
            <text:p>/business-industry/farmingfood/bse/bsecontrol/2013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7">
            <text:p>715677</text:p>
          </table:table-cell>
          <table:table-cell office:value-type="string">
            <text:p>/business-industry/farmingfood/bse/bsecontrol/2013/srm-breaches-apr-sep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1">
            <text:p>659521</text:p>
          </table:table-cell>
          <table:table-cell office:value-type="string">
            <text:p>/business-industry/farmingfood/cleaner-animals/cleaner-cattle-sheep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4">
            <text:p>659524</text:p>
          </table:table-cell>
          <table:table-cell office:value-type="string">
            <text:p>/business-industry/farmingfood/cleaner-animals/cleaner-cattle-sheep/catt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7114">
            <text:p>107114</text:p>
          </table:table-cell>
          <table:table-cell office:value-type="string">
            <text:p>/business-industry/farmingfood/cleaner-animals/cleaner-cattle-sheep/cattle/cleancattle10keymessag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99">
            <text:p>659599</text:p>
          </table:table-cell>
          <table:table-cell office:value-type="string">
            <text:p>/business-industry/farmingfood/cleaner-animals/cleaner-cattle-sheep/clean-anima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47">
            <text:p>659547</text:p>
          </table:table-cell>
          <table:table-cell office:value-type="string">
            <text:p>/business-industry/farmingfood/cleaner-animals/cleaner-cattle-sheep/research-clean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31">
            <text:p>659531</text:p>
          </table:table-cell>
          <table:table-cell office:value-type="string">
            <text:p>/business-industry/farmingfood/cleaner-animals/cleaner-cattle-sheep/she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351112">
            <text:p>351112</text:p>
          </table:table-cell>
          <table:table-cell office:value-type="string">
            <text:p>/business-industry/industrycommitte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05">
            <text:p>432405</text:p>
          </table:table-cell>
          <table:table-cell office:value-type="string">
            <text:p>/business-industry/industrycommittees/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45">
            <text:p>467145</text:p>
          </table:table-cell>
          <table:table-cell office:value-type="string">
            <text:p>/business-industry/industrycommittees/abdoc/intersessional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823">
            <text:p>489823</text:p>
          </table:table-cell>
          <table:table-cell office:value-type="string">
            <text:p>/business-industry/industrycommittees/abdoc/intersessionalabdoc/approvedbovi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9">
            <text:p>467189</text:p>
          </table:table-cell>
          <table:table-cell office:value-type="string">
            <text:p>/business-industry/industrycommittees/abdoc/intersessionalabdoc/inspectionsslaughterhous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63">
            <text:p>468263</text:p>
          </table:table-cell>
          <table:table-cell office:value-type="string">
            <text:p>/business-industry/industrycommittees/abdoc/intersessionalabdoc/interimrepmhs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5">
            <text:p>467185</text:p>
          </table:table-cell>
          <table:table-cell office:value-type="string">
            <text:p>/business-industry/industrycommittees/abdoc/intersessionalabdoc/note17july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826">
            <text:p>496826</text:p>
          </table:table-cell>
          <table:table-cell office:value-type="string">
            <text:p>/business-industry/industrycommittees/abdoc/intersessionalabdoc/officialcontrols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752">
            <text:p>496752</text:p>
          </table:table-cell>
          <table:table-cell office:value-type="string">
            <text:p>/business-industry/industrycommittees/abdoc/meetingsabdoc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0">
            <text:p>500300</text:p>
          </table:table-cell>
          <table:table-cell office:value-type="string">
            <text:p>/business-industry/industrycommittees/abdoc/meetingsabdoc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6">
            <text:p>522086</text:p>
          </table:table-cell>
          <table:table-cell office:value-type="string">
            <text:p>/business-industry/industrycommittees/abdoc/meetingsabdoc/2009/09102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9">
            <text:p>522089</text:p>
          </table:table-cell>
          <table:table-cell office:value-type="string">
            <text:p>/business-industry/industrycommittees/abdoc/meetingsabdoc/2009/091028/agenda0910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6">
            <text:p>500306</text:p>
          </table:table-cell>
          <table:table-cell office:value-type="string">
            <text:p>/business-industry/industrycommittees/abdoc/meetingsabdoc/2009/abdoc0904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9">
            <text:p>500309</text:p>
          </table:table-cell>
          <table:table-cell office:value-type="string">
            <text:p>/business-industry/industrycommittees/abdoc/meetingsabdoc/2009/abdoc090401/abdocagenda0904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66">
            <text:p>538466</text:p>
          </table:table-cell>
          <table:table-cell office:value-type="string">
            <text:p>/business-industry/industrycommittees/abdoc/meetingsabdoc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27">
            <text:p>538527</text:p>
          </table:table-cell>
          <table:table-cell office:value-type="string">
            <text:p>/business-industry/industrycommittees/abdoc/meetingsabdoc/2010/10031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90">
            <text:p>538490</text:p>
          </table:table-cell>
          <table:table-cell office:value-type="string">
            <text:p>/business-industry/industrycommittees/abdoc/meetingsabdoc/2010/100318/abdoc18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1">
            <text:p>455101</text:p>
          </table:table-cell>
          <table:table-cell office:value-type="string">
            <text:p>/business-industry/industrycommittees/abdoc/meetingsabdoc/abdoc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21">
            <text:p>455121</text:p>
          </table:table-cell>
          <table:table-cell office:value-type="string">
            <text:p>/business-industry/industrycommittees/abdoc/meetingsabdoc/abdoc2007/abdoc0712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50">
            <text:p>432450</text:p>
          </table:table-cell>
          <table:table-cell office:value-type="string">
            <text:p>/business-industry/industrycommittees/abdoc/meetingsabdoc/abdoc2007/abdoc071205/abdoc5de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098">
            <text:p>455098</text:p>
          </table:table-cell>
          <table:table-cell office:value-type="string">
            <text:p>/business-industry/industrycommittees/abdoc/meetingsabdoc/abdoc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15">
            <text:p>455115</text:p>
          </table:table-cell>
          <table:table-cell office:value-type="string">
            <text:p>/business-industry/industrycommittees/abdoc/meetingsabdoc/abdoc2008/abdoc0802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74">
            <text:p>441074</text:p>
          </table:table-cell>
          <table:table-cell office:value-type="string">
            <text:p>/business-industry/industrycommittees/abdoc/meetingsabdoc/abdoc2008/abdoc080201/abdoc0802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4">
            <text:p>455104</text:p>
          </table:table-cell>
          <table:table-cell office:value-type="string">
            <text:p>/business-industry/industrycommittees/abdoc/meetingsabdoc/abdoc2008/abdoc0804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521">
            <text:p>451521</text:p>
          </table:table-cell>
          <table:table-cell office:value-type="string">
            <text:p>/business-industry/industrycommittees/abdoc/meetingsabdoc/abdoc2008/abdoc080402/abdoc0804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32">
            <text:p>460532</text:p>
          </table:table-cell>
          <table:table-cell office:value-type="string">
            <text:p>/business-industry/industrycommittees/abdoc/meetingsabdoc/abdoc2008/abdoc0806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17">
            <text:p>460517</text:p>
          </table:table-cell>
          <table:table-cell office:value-type="string">
            <text:p>/business-industry/industrycommittees/abdoc/meetingsabdoc/abdoc2008/abdoc080606/abdoc0606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66">
            <text:p>475266</text:p>
          </table:table-cell>
          <table:table-cell office:value-type="string">
            <text:p>/business-industry/industrycommittees/abdoc/meetingsabdoc/abdoc2008/abdoc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71">
            <text:p>475271</text:p>
          </table:table-cell>
          <table:table-cell office:value-type="string">
            <text:p>/business-industry/industrycommittees/abdoc/meetingsabdoc/abdoc2008/abdoc080929/abdocs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541">
            <text:p>432541</text:p>
          </table:table-cell>
          <table:table-cell office:value-type="string">
            <text:p>/business-industry/industrycommittees/abdoc/membersab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08">
            <text:p>551408</text:p>
          </table:table-cell>
          <table:table-cell office:value-type="string">
            <text:p>/business-industry/industrycommittees/cfm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81">
            <text:p>597381</text:p>
          </table:table-cell>
          <table:table-cell office:value-type="string">
            <text:p>/business-industry/industrycommittees/cfmc/meatcontrols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19">
            <text:p>551419</text:p>
          </table:table-cell>
          <table:table-cell office:value-type="string">
            <text:p>/business-industry/industrycommittees/cfmc/meatcontrolsmeetings/cfmc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33">
            <text:p>565533</text:p>
          </table:table-cell>
          <table:table-cell office:value-type="string">
            <text:p>/business-industry/industrycommittees/cfmc/meatcontrolsmeetings/cfmcmeetings/1011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61">
            <text:p>565561</text:p>
          </table:table-cell>
          <table:table-cell office:value-type="string">
            <text:p>/business-industry/industrycommittees/cfmc/meatcontrolsmeetings/cfmcmeetings/101103/cfmcagenda031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49">
            <text:p>701749</text:p>
          </table:table-cell>
          <table:table-cell office:value-type="string">
            <text:p>/business-industry/industrycommittees/cfmc/meatcontrolsmeetings/cfmcmeetings/2410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52">
            <text:p>701752</text:p>
          </table:table-cell>
          <table:table-cell office:value-type="string">
            <text:p>/business-industry/industrycommittees/cfmc/meatcontrolsmeetings/cfmcmeetings/24102013/cfmc-agenda-241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28">
            <text:p>600328</text:p>
          </table:table-cell>
          <table:table-cell office:value-type="string">
            <text:p>/business-industry/industrycommittees/cfmc/meatcontrolsmeetings/cfmcmeetings/26ja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30">
            <text:p>600330</text:p>
          </table:table-cell>
          <table:table-cell office:value-type="string">
            <text:p>/business-industry/industrycommittees/cfmc/meatcontrolsmeetings/cfmcmeetings/26jan2012/cfmcagendajan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5">
            <text:p>633895</text:p>
          </table:table-cell>
          <table:table-cell office:value-type="string">
            <text:p>/business-industry/industrycommittees/cfmc/meatcontrolsmeetings/cfmcmeetings/2701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8">
            <text:p>633898</text:p>
          </table:table-cell>
          <table:table-cell office:value-type="string">
            <text:p>/business-industry/industrycommittees/cfmc/meatcontrolsmeetings/cfmcmeetings/27012012/cfmcagenda2706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39">
            <text:p>576139</text:p>
          </table:table-cell>
          <table:table-cell office:value-type="string">
            <text:p>/business-industry/industrycommittees/cfmc/meatcontrolsmeetings/cfmcmeetings/cfmc0906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45">
            <text:p>576145</text:p>
          </table:table-cell>
          <table:table-cell office:value-type="string">
            <text:p>/business-industry/industrycommittees/cfmc/meatcontrolsmeetings/cfmcmeetings/cfmc090611/cfmcagenda0906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40">
            <text:p>639840</text:p>
          </table:table-cell>
          <table:table-cell office:value-type="string">
            <text:p>/business-industry/industrycommittees/cfmc/meatcontrolsmeetings/cfmcmeetings/cfmc101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96">
            <text:p>639896</text:p>
          </table:table-cell>
          <table:table-cell office:value-type="string">
            <text:p>/business-industry/industrycommittees/cfmc/meatcontrolsmeetings/cfmcmeetings/cfmc101012/cfmcagenda101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0">
            <text:p>683420</text:p>
          </table:table-cell>
          <table:table-cell office:value-type="string">
            <text:p>/business-industry/industrycommittees/cfmc/meatcontrolsmeetings/cfmcmeetings/cfmc1306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3">
            <text:p>683423</text:p>
          </table:table-cell>
          <table:table-cell office:value-type="string">
            <text:p>/business-industry/industrycommittees/cfmc/meatcontrolsmeetings/cfmcmeetings/cfmc130613/cfmc-agenda-13jun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68">
            <text:p>587068</text:p>
          </table:table-cell>
          <table:table-cell office:value-type="string">
            <text:p>/business-industry/industrycommittees/cfmc/meatcontrolsmeetings/cfmcmeetings/cfmc14sep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70">
            <text:p>587070</text:p>
          </table:table-cell>
          <table:table-cell office:value-type="string">
            <text:p>/business-industry/industrycommittees/cfmc/meatcontrolsmeetings/cfmcmeetings/cfmc14sep2011/cfmcagenda14sep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2">
            <text:p>551422</text:p>
          </table:table-cell>
          <table:table-cell office:value-type="string">
            <text:p>/business-industry/industrycommittees/cfmc/meatcontrolsmeetings/cfmcmeetings/cfmc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7">
            <text:p>551427</text:p>
          </table:table-cell>
          <table:table-cell office:value-type="string">
            <text:p>/business-industry/industrycommittees/cfmc/meatcontrolsmeetings/cfmcmeetings/cfmc25june2010/cfmcagendapapers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32">
            <text:p>653632</text:p>
          </table:table-cell>
          <table:table-cell office:value-type="string">
            <text:p>/business-industry/industrycommittees/cfmc/meatcontrolsmeetings/cfmcmeetings/cfmc300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40">
            <text:p>653640</text:p>
          </table:table-cell>
          <table:table-cell office:value-type="string">
            <text:p>/business-industry/industrycommittees/cfmc/meatcontrolsmeetings/cfmcmeetings/cfmc300113/cfmcagenda3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53">
            <text:p>576153</text:p>
          </table:table-cell>
          <table:table-cell office:value-type="string">
            <text:p>/business-industry/industrycommittees/cfmc/meatcontrolsmeetings/cfmcmeetings/cfmc3feb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61">
            <text:p>576161</text:p>
          </table:table-cell>
          <table:table-cell office:value-type="string">
            <text:p>/business-industry/industrycommittees/cfmc/meatcontrolsmeetings/cfmcmeetings/cfmc3feb11/cfmcagenda3feb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970">
            <text:p>36970</text:p>
          </table:table-cell>
          <table:table-cell office:value-type="string">
            <text:p>/business-industry/industrycommittees/cgcs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61">
            <text:p>37061</text:p>
          </table:table-cell>
          <table:table-cell office:value-type="string">
            <text:p>/business-industry/industrycommittees/cgcsc/cgcscmeeting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4628">
            <text:p>124628</text:p>
          </table:table-cell>
          <table:table-cell office:value-type="string">
            <text:p>/business-industry/industrycommittees/cgcsc/cgcscmeeting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3">
            <text:p>44413</text:p>
          </table:table-cell>
          <table:table-cell office:value-type="string">
            <text:p>/business-industry/industrycommittees/cgcsc/dat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54">
            <text:p>37054</text:p>
          </table:table-cell>
          <table:table-cell office:value-type="string">
            <text:p>/business-industry/industrycommittees/cgcsc/openn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43">
            <text:p>37043</text:p>
          </table:table-cell>
          <table:table-cell office:value-type="string">
            <text:p>/business-industry/industrycommittees/cgcsc/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55">
            <text:p>477855</text:p>
          </table:table-cell>
          <table:table-cell office:value-type="string">
            <text:p>/business-industry/industrycommittees/stakehold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44">
            <text:p>690244</text:p>
          </table:table-cell>
          <table:table-cell office:value-type="string">
            <text:p>/business-industry/industrycommittees/stakeholder/23-july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33">
            <text:p>626533</text:p>
          </table:table-cell>
          <table:table-cell office:value-type="string">
            <text:p>/business-industry/industrycommittees/stakeholder/animal-feed-meet-13-jul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61">
            <text:p>477861</text:p>
          </table:table-cell>
          <table:table-cell office:value-type="string">
            <text:p>/business-industry/industrycommittees/stakeholder/feedjul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23">
            <text:p>549223</text:p>
          </table:table-cell>
          <table:table-cell office:value-type="string">
            <text:p>/business-industry/industrycommittees/stakeholder/feedjul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46">
            <text:p>554446</text:p>
          </table:table-cell>
          <table:table-cell office:value-type="string">
            <text:p>/business-industry/industrycommittees/stakeholder/feedjul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81">
            <text:p>611081</text:p>
          </table:table-cell>
          <table:table-cell office:value-type="string">
            <text:p>/business-industry/industrycommittees/stakeholder/feedjuly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8853">
            <text:p>268853</text:p>
          </table:table-cell>
          <table:table-cell office:value-type="string">
            <text:p>/business-industry/industrycommittees/taskforce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Menu" table:style-name="ta1">
        <table:table-column table:style-name="co6" table:default-cell-style-name="Default"/>
        <table:table-row table:style-name="ro2">
          <table:table-cell office:value-type="string">
            <text:p>/business-industry/allergy-guide/</text:p>
          </table:table-cell>
        </table:table-row>
        <table:table-row table:style-name="ro2">
          <table:table-cell office:value-type="string">
            <text:p>/business-industry/allergy-guide/gluten/</text:p>
          </table:table-cell>
        </table:table-row>
        <table:table-row table:style-name="ro2">
          <table:table-cell office:value-type="string">
            <text:p>/business-industry/caterers/</text:p>
          </table:table-cell>
        </table:table-row>
        <table:table-row table:style-name="ro2">
          <table:table-cell office:value-type="string">
            <text:p>/business-industry/caterers/food-hygiene/</text:p>
          </table:table-cell>
        </table:table-row>
        <table:table-row table:style-name="ro2">
          <table:table-cell office:value-type="string">
            <text:p>/business-industry/caterers/food-hygiene/butchers/</text:p>
          </table:table-cell>
        </table:table-row>
        <table:table-row table:style-name="ro2">
          <table:table-cell office:value-type="string">
            <text:p>/business-industry/caterers/food-hygiene/food-waste/</text:p>
          </table:table-cell>
        </table:table-row>
        <table:table-row table:style-name="ro2">
          <table:table-cell office:value-type="string">
            <text:p>/business-industry/caterers/food-hygiene/premises-hygiene/</text:p>
          </table:table-cell>
        </table:table-row>
        <table:table-row table:style-name="ro2">
          <table:table-cell office:value-type="string">
            <text:p>/business-industry/caterers/food-hygiene/premises-hygiene/movable-temp-premises/</text:p>
          </table:table-cell>
        </table:table-row>
        <table:table-row table:style-name="ro1">
          <table:table-cell office:value-type="string">
            <text:p>/business-industry/caterers/food-hygiene/schoolfood</text:p>
          </table:table-cell>
        </table:table-row>
        <table:table-row table:style-name="ro2">
          <table:table-cell office:value-type="string">
            <text:p>/business-industry/caterers/food-hygiene/water-supply/</text:p>
          </table:table-cell>
        </table:table-row>
        <table:table-row table:style-name="ro2">
          <table:table-cell office:value-type="string">
            <text:p>/business-industry/caterers/food-law-inspections/</text:p>
          </table:table-cell>
        </table:table-row>
        <table:table-row table:style-name="ro1">
          <table:table-cell office:value-type="string">
            <text:p>/business-industry/caterers/haccp/</text:p>
          </table:table-cell>
        </table:table-row>
        <table:table-row table:style-name="ro1">
          <table:table-cell office:value-type="string">
            <text:p>/business-industry/caterers/hygieneratings/</text:p>
          </table:table-cell>
        </table:table-row>
        <table:table-row table:style-name="ro1">
          <table:table-cell office:value-type="string">
            <text:p>/business-industry/caterers/hygieneratings/fhrsbackground/</text:p>
          </table:table-cell>
        </table:table-row>
        <table:table-row table:style-name="ro1">
          <table:table-cell office:value-type="string">
            <text:p>/business-industry/caterers/hygieneratings/fhrsbackground/citizens-forums/</text:p>
          </table:table-cell>
        </table:table-row>
        <table:table-row table:style-name="ro1">
          <table:table-cell office:value-type="string">
            <text:p>/business-industry/caterers/hygieneratings/fhrsbackground/sotdconsultation/</text:p>
          </table:table-cell>
        </table:table-row>
        <table:table-row table:style-name="ro1">
          <table:table-cell office:value-type="string">
            <text:p>/business-industry/caterers/hygieneratings/fhrsbackground/sotdcorrespondence/</text:p>
          </table:table-cell>
        </table:table-row>
        <table:table-row table:style-name="ro1">
          <table:table-cell office:value-type="string">
            <text:p>/business-industry/caterers/hygieneratings/fhrsbackground/sotdevaluation</text:p>
          </table:table-cell>
        </table:table-row>
        <table:table-row table:style-name="ro1">
          <table:table-cell office:value-type="string">
            <text:p>/business-industry/caterers/hygieneratings/toolkit/</text:p>
          </table:table-cell>
        </table:table-row>
        <table:table-row table:style-name="ro1">
          <table:table-cell office:value-type="string">
            <text:p>/business-industry/caterers/hygieneratings/ukschemes/</text:p>
          </table:table-cell>
        </table:table-row>
        <table:table-row table:style-name="ro1">
          <table:table-cell office:value-type="string">
            <text:p>/business-industry/caterers/sfbb/</text:p>
          </table:table-cell>
        </table:table-row>
        <table:table-row table:style-name="ro1">
          <table:table-cell office:value-type="string">
            <text:p>/business-industry/caterers/sfbb/carehomes/</text:p>
          </table:table-cell>
        </table:table-row>
        <table:table-row table:style-name="ro1">
          <table:table-cell office:value-type="string">
            <text:p>/business-industry/caterers/sfbb/sfbbcaterers/</text:p>
          </table:table-cell>
        </table:table-row>
        <table:table-row table:style-name="ro1">
          <table:table-cell office:value-type="string">
            <text:p>/business-industry/caterers/sfbb/sfbbchildminders/</text:p>
          </table:table-cell>
        </table:table-row>
        <table:table-row table:style-name="ro1">
          <table:table-cell office:value-type="string">
            <text:p>/business-industry/caterers/sfbb/sfbbcolleges/</text:p>
          </table:table-cell>
        </table:table-row>
        <table:table-row table:style-name="ro1">
          <table:table-cell office:value-type="string">
            <text:p>/business-industry/caterers/sfbb/sfbbcuisines/</text:p>
          </table:table-cell>
        </table:table-row>
        <table:table-row table:style-name="ro1">
          <table:table-cell office:value-type="string">
            <text:p>/business-industry/caterers/sfbb/sfbblanguages/</text:p>
          </table:table-cell>
        </table:table-row>
        <table:table-row table:style-name="ro1">
          <table:table-cell office:value-type="string">
            <text:p>/business-industry/caterers/sfbb/sfbbretail/</text:p>
          </table:table-cell>
        </table:table-row>
        <table:table-row table:style-name="ro1">
          <table:table-cell office:value-type="string">
            <text:p>/business-industry/caterers/startingup/</text:p>
          </table:table-cell>
        </table:table-row>
        <table:table-row table:style-name="ro1">
          <table:table-cell office:value-type="string">
            <text:p>/business-industry/caterers/startingup/childminders/</text:p>
          </table:table-cell>
        </table:table-row>
        <table:table-row table:style-name="ro1">
          <table:table-cell office:value-type="string">
            <text:p>/business-industry/caterers/startingup/distanceguide</text:p>
          </table:table-cell>
        </table:table-row>
        <table:table-row table:style-name="ro2">
          <table:table-cell office:value-type="string">
            <text:p>/business-industry/caterers/training/</text:p>
          </table:table-cell>
        </table:table-row>
        <table:table-row table:style-name="ro2">
          <table:table-cell office:value-type="string">
            <text:p>/business-industry/caterers/training/hygiene-videos</text:p>
          </table:table-cell>
        </table:table-row>
        <table:table-row table:style-name="ro2">
          <table:table-cell office:value-type="string">
            <text:p>/business-industry/exports/</text:p>
          </table:table-cell>
        </table:table-row>
        <table:table-row table:style-name="ro1">
          <table:table-cell office:value-type="string">
            <text:p>/business-industry/farmingfood/</text:p>
          </table:table-cell>
        </table:table-row>
        <table:table-row table:style-name="ro1">
          <table:table-cell office:value-type="string">
            <text:p>/business-industry/farmingfood/animalfeed/</text:p>
          </table:table-cell>
        </table:table-row>
        <table:table-row table:style-name="ro1">
          <table:table-cell office:value-type="string">
            <text:p>/business-industry/farmingfood/animalfeed/animalfeedlegislation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legislation-ni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cotland-summary/</text:p>
          </table:table-cell>
        </table:table-row>
        <table:table-row table:style-name="ro2">
          <table:table-cell office:value-type="string">
            <text:p>/business-industry/farmingfood/animalfeed/animalfeedlegislation/animal-feed-legislation-summary/animal-feed-summary-eng/</text:p>
          </table:table-cell>
        </table:table-row>
        <table:table-row table:style-name="ro2">
          <table:table-cell office:value-type="string">
            <text:p>/business-industry/farmingfood/animalfeed/animalfeedlegislation/animal-feed-legislation-summary/animal-feed-summary-wales/</text:p>
          </table:table-cell>
        </table:table-row>
        <table:table-row table:style-name="ro2">
          <table:table-cell office:value-type="string">
            <text:p>/business-industry/farmingfood/animalfeed/animalfeedlegislation/approvregfeedguidance</text:p>
          </table:table-cell>
        </table:table-row>
        <table:table-row table:style-name="ro2">
          <table:table-cell office:value-type="string">
            <text:p>/business-industry/farmingfood/animalfeed/animalfeedlegislation/export-unauthorised-feed</text:p>
          </table:table-cell>
        </table:table-row>
        <table:table-row table:style-name="ro2">
          <table:table-cell office:value-type="string">
            <text:p>/business-industry/farmingfood/animalfeed/animalfeedlegislation/feed-fats-oils-guidance/</text:p>
          </table:table-cell>
        </table:table-row>
        <table:table-row table:style-name="ro2">
          <table:table-cell office:value-type="string">
            <text:p>/business-industry/farmingfood/animalfeed/animalfeedlegislation/feed-fats-oils-guidance/feed-fat-oils-monitoring/</text:p>
          </table:table-cell>
        </table:table-row>
        <table:table-row table:style-name="ro1">
          <table:table-cell office:value-type="string">
            <text:p>/business-industry/farmingfood/animalfeed/animalfeedlegislation/feedundesirables</text:p>
          </table:table-cell>
        </table:table-row>
        <table:table-row table:style-name="ro1">
          <table:table-cell office:value-type="string">
            <text:p>/business-industry/farmingfood/animalfeed/animalfeedlegislation/food-and-drink-businesses/</text:p>
          </table:table-cell>
        </table:table-row>
        <table:table-row table:style-name="ro1">
          <table:table-cell office:value-type="string">
            <text:p>/business-industry/farmingfood/animalfeed/animalfeedlegislation/guidfarm</text:p>
          </table:table-cell>
        </table:table-row>
        <table:table-row table:style-name="ro1">
          <table:table-cell office:value-type="string">
            <text:p>/business-industry/farmingfood/animalfeed/animalfeedlegislation/market-use-animal-feed/</text:p>
          </table:table-cell>
        </table:table-row>
        <table:table-row table:style-name="ro1">
          <table:table-cell office:value-type="string">
            <text:p>/business-industry/farmingfood/animalfeed/animalfeedlegislation/pet-food/</text:p>
          </table:table-cell>
        </table:table-row>
        <table:table-row table:style-name="ro1">
          <table:table-cell office:value-type="string">
            <text:p>/business-industry/farmingfood/animalfeed/review-of-official-feed-controls-delivery/</text:p>
          </table:table-cell>
        </table:table-row>
        <table:table-row table:style-name="ro1">
          <table:table-cell office:value-type="string">
            <text:p>/business-industry/farmingfood/animalfeed/what-farm-animals-eat/</text:p>
          </table:table-cell>
        </table:table-row>
        <table:table-row table:style-name="ro1">
          <table:table-cell office:value-type="string">
            <text:p>/business-industry/farmingfood/bse/</text:p>
          </table:table-cell>
        </table:table-row>
        <table:table-row table:style-name="ro1">
          <table:table-cell office:value-type="string">
            <text:p>/business-industry/farmingfood/bse/controls</text:p>
          </table:table-cell>
        </table:table-row>
        <table:table-row table:style-name="ro1">
          <table:table-cell office:value-type="string">
            <text:p>/business-industry/farmingfood/cleaner-animals/</text:p>
          </table:table-cell>
        </table:table-row>
        <table:table-row table:style-name="ro1">
          <table:table-cell office:value-type="string">
            <text:p>/business-industry/farmingfood/cleaner-animals/flocks/</text:p>
          </table:table-cell>
        </table:table-row>
        <table:table-row table:style-name="ro1">
          <table:table-cell office:value-type="string">
            <text:p>/business-industry/farmingfood/crops/</text:p>
          </table:table-cell>
        </table:table-row>
        <table:table-row table:style-name="ro1">
          <table:table-cell office:value-type="string">
            <text:p>/business-industry/farmingfood/crops/manures</text:p>
          </table:table-cell>
        </table:table-row>
        <table:table-row table:style-name="ro1">
          <table:table-cell office:value-type="string">
            <text:p>/business-industry/farmingfood/crops/mycotoxinsguidance/</text:p>
          </table:table-cell>
        </table:table-row>
        <table:table-row table:style-name="ro1">
          <table:table-cell office:value-type="string">
            <text:p>/business-industry/farmingfood/crops/mycotoxinsguidance/animalfeed/</text:p>
          </table:table-cell>
        </table:table-row>
        <table:table-row table:style-name="ro1">
          <table:table-cell office:value-type="string">
            <text:p>/business-industry/farmingfood/crops/mycotoxinsguidance/fusarium/</text:p>
          </table:table-cell>
        </table:table-row>
        <table:table-row table:style-name="ro1">
          <table:table-cell office:value-type="string">
            <text:p>/business-industry/farmingfood/crops/mycotoxinsguidance/mycotoxins-legislation/</text:p>
          </table:table-cell>
        </table:table-row>
        <table:table-row table:style-name="ro1">
          <table:table-cell office:value-type="string">
            <text:p>/business-industry/farmingfood/crops/mycotoxinsguidance/mycotoxinssampling</text:p>
          </table:table-cell>
        </table:table-row>
        <table:table-row table:style-name="ro1">
          <table:table-cell office:value-type="string">
            <text:p>/business-industry/farmingfood/dairy-guidance/</text:p>
          </table:table-cell>
        </table:table-row>
        <table:table-row table:style-name="ro1">
          <table:table-cell office:value-type="string">
            <text:p>/business-industry/farmingfood/dairy-guidance/cheeserecovery</text:p>
          </table:table-cell>
        </table:table-row>
        <table:table-row table:style-name="ro1">
          <table:table-cell office:value-type="string">
            <text:p>/business-industry/farmingfood/dairy-guidance/guidancemilktestantibioticres</text:p>
          </table:table-cell>
        </table:table-row>
        <table:table-row table:style-name="ro1">
          <table:table-cell office:value-type="string">
            <text:p>/business-industry/farmingfood/dairy-guidance/milk-hygiene-guide-for-milk-producers/</text:p>
          </table:table-cell>
        </table:table-row>
        <table:table-row table:style-name="ro1">
          <table:table-cell office:value-type="string">
            <text:p>/business-industry/farmingfood/dairy-guidance/rawmilkcream</text:p>
          </table:table-cell>
        </table:table-row>
        <table:table-row table:style-name="ro1">
          <table:table-cell office:value-type="string">
            <text:p>/business-industry/farmingfood/fish-shellfish/</text:p>
          </table:table-cell>
        </table:table-row>
        <table:table-row table:style-name="ro1">
          <table:table-cell office:value-type="string">
            <text:p>/business-industry/farmingfood/fish-shellfish/fish-shellfish-guidance/</text:p>
          </table:table-cell>
        </table:table-row>
        <table:table-row table:style-name="ro1">
          <table:table-cell office:value-type="string">
            <text:p>/business-industry/farmingfood/fish-shellfish/freezing-requirements-guidance/</text:p>
          </table:table-cell>
        </table:table-row>
        <table:table-row table:style-name="ro1">
          <table:table-cell office:value-type="string">
            <text:p>/business-industry/farmingfood/mycotoxins/</text:p>
          </table:table-cell>
        </table:table-row>
        <table:table-row table:style-name="ro1">
          <table:table-cell office:value-type="string">
            <text:p>/business-industry/farmingfood/mycotoxins/about/</text:p>
          </table:table-cell>
        </table:table-row>
        <table:table-row table:style-name="ro1">
          <table:table-cell office:value-type="string">
            <text:p>/business-industry/farmingfood/pesticides/</text:p>
          </table:table-cell>
        </table:table-row>
        <table:table-row table:style-name="ro1">
          <table:table-cell office:value-type="string">
            <text:p>/business-industry/farmingfood/pesticides/cropguides</text:p>
          </table:table-cell>
        </table:table-row>
        <table:table-row table:style-name="ro1">
          <table:table-cell office:value-type="string">
            <text:p>/business-industry/farmingfood/vetmeds/</text:p>
          </table:table-cell>
        </table:table-row>
        <table:table-row table:style-name="ro1">
          <table:table-cell office:value-type="string">
            <text:p>/business-industry/farmingfood/wildgameguidance/</text:p>
          </table:table-cell>
        </table:table-row>
        <table:table-row table:style-name="ro2">
          <table:table-cell office:value-type="string">
            <text:p>/business-industry/food-incidents/</text:p>
          </table:table-cell>
        </table:table-row>
        <table:table-row table:style-name="ro1">
          <table:table-cell office:value-type="string">
            <text:p>/business-industry/guidancenotes/food-law-controls-guidance/</text:p>
          </table:table-cell>
        </table:table-row>
        <table:table-row table:style-name="ro1">
          <table:table-cell office:value-type="string">
            <text:p>/business-industry/guidancenotes/guidance-farmers/</text:p>
          </table:table-cell>
        </table:table-row>
        <table:table-row table:style-name="ro1">
          <table:table-cell office:value-type="string">
            <text:p>/business-industry/guidancenotes/hygguid/</text:p>
          </table:table-cell>
        </table:table-row>
        <table:table-row table:style-name="ro1">
          <table:table-cell office:value-type="string">
            <text:p>/business-industry/guidancenotes/hygguid/ecoliguide</text:p>
          </table:table-cell>
        </table:table-row>
        <table:table-row table:style-name="ro1">
          <table:table-cell office:value-type="string">
            <text:p>/business-industry/guidancenotes/hygguid/eggenforcement</text:p>
          </table:table-cell>
        </table:table-row>
        <table:table-row table:style-name="ro1">
          <table:table-cell office:value-type="string">
            <text:p>/business-industry/guidancenotes/hygguid/euhygieneregulationsflexibilities/</text:p>
          </table:table-cell>
        </table:table-row>
        <table:table-row table:style-name="ro1">
          <table:table-cell office:value-type="string">
            <text:p>/business-industry/guidancenotes/hygguid/euhygieneregulationsflexibilities/flexexmig</text:p>
          </table:table-cell>
        </table:table-row>
        <table:table-row table:style-name="ro1">
          <table:table-cell office:value-type="string">
            <text:p>/business-industry/guidancenotes/hygguid/feed-activity-codes</text:p>
          </table:table-cell>
        </table:table-row>
        <table:table-row table:style-name="ro1">
          <table:table-cell office:value-type="string">
            <text:p>/business-industry/guidancenotes/hygguid/fhlguidance/</text:p>
          </table:table-cell>
        </table:table-row>
        <table:table-row table:style-name="ro1">
          <table:table-cell office:value-type="string">
            <text:p>/business-industry/guidancenotes/hygguid/fhlguidance/milkfarmhygni</text:p>
          </table:table-cell>
        </table:table-row>
        <table:table-row table:style-name="ro1">
          <table:table-cell office:value-type="string">
            <text:p>/business-industry/guidancenotes/hygguid/food-industry-guides</text:p>
          </table:table-cell>
        </table:table-row>
        <table:table-row table:style-name="ro1">
          <table:table-cell office:value-type="string">
            <text:p>/business-industry/guidancenotes/hygguid/foodhandlersguide</text:p>
          </table:table-cell>
        </table:table-row>
        <table:table-row table:style-name="ro1">
          <table:table-cell office:value-type="string">
            <text:p>/business-industry/guidancenotes/hygguid/fsactguide</text:p>
          </table:table-cell>
        </table:table-row>
        <table:table-row table:style-name="ro1">
          <table:table-cell office:value-type="string">
            <text:p>/business-industry/guidancenotes/hygguid/generalfoodlaw</text:p>
          </table:table-cell>
        </table:table-row>
        <table:table-row table:style-name="ro1">
          <table:table-cell office:value-type="string">
            <text:p>/business-industry/guidancenotes/hygguid/microbiolreg</text:p>
          </table:table-cell>
        </table:table-row>
        <table:table-row table:style-name="ro1">
          <table:table-cell office:value-type="string">
            <text:p>/business-industry/guidancenotes/hygguid/outbreakmanagement</text:p>
          </table:table-cell>
        </table:table-row>
        <table:table-row table:style-name="ro1">
          <table:table-cell office:value-type="string">
            <text:p>/business-industry/guidancenotes/hygguid/tempcontrolguidanceuk</text:p>
          </table:table-cell>
        </table:table-row>
        <table:table-row table:style-name="ro1">
          <table:table-cell office:value-type="string">
            <text:p>/business-industry/guidancenotes/hygguid/wastecookingoil</text:p>
          </table:table-cell>
        </table:table-row>
        <table:table-row table:style-name="ro1">
          <table:table-cell office:value-type="string">
            <text:p>/business-industry/guidancenotes/labelregsguidance/</text:p>
          </table:table-cell>
        </table:table-row>
        <table:table-row table:style-name="ro1">
          <table:table-cell office:value-type="string">
            <text:p>/business-industry/guidancenotes/labelregsguidance/allergenlabelguide2009</text:p>
          </table:table-cell>
        </table:table-row>
        <table:table-row table:style-name="ro1">
          <table:table-cell office:value-type="string">
            <text:p>/business-industry/guidancenotes/labelregsguidance/gmguidance</text:p>
          </table:table-cell>
        </table:table-row>
        <table:table-row table:style-name="ro1">
          <table:table-cell office:value-type="string">
            <text:p>/business-industry/guidancenotes/labelregsguidance/guidancelabellinggluten2010</text:p>
          </table:table-cell>
        </table:table-row>
        <table:table-row table:style-name="ro1">
          <table:table-cell office:value-type="string">
            <text:p>/business-industry/guidancenotes/labelregsguidance/labellingfoodcoloursreg13332008</text:p>
          </table:table-cell>
        </table:table-row>
        <table:table-row table:style-name="ro1">
          <table:table-cell office:value-type="string">
            <text:p>/business-industry/guidancenotes/labelregsguidance/maycontainguide</text:p>
          </table:table-cell>
        </table:table-row>
        <table:table-row table:style-name="ro1">
          <table:table-cell office:value-type="string">
            <text:p>/business-industry/guidancenotes/labelregsguidance/nonprepacked</text:p>
          </table:table-cell>
        </table:table-row>
        <table:table-row table:style-name="ro1">
          <table:table-cell office:value-type="string">
            <text:p>/business-industry/guidancenotes/meatregsguid/</text:p>
          </table:table-cell>
        </table:table-row>
        <table:table-row table:style-name="ro1">
          <table:table-cell office:value-type="string">
            <text:p>/business-industry/guidancenotes/meatregsguid/chargesguide</text:p>
          </table:table-cell>
        </table:table-row>
        <table:table-row table:style-name="ro1">
          <table:table-cell office:value-type="string">
            <text:p>/business-industry/guidancenotes/meatregsguid/coproductbyproductguide</text:p>
          </table:table-cell>
        </table:table-row>
        <table:table-row table:style-name="ro1">
          <table:table-cell office:value-type="string">
            <text:p>/business-industry/guidancenotes/meatregsguid/dsm-guidance</text:p>
          </table:table-cell>
        </table:table-row>
        <table:table-row table:style-name="ro1">
          <table:table-cell office:value-type="string">
            <text:p>/business-industry/guidancenotes/meatregsguid/emergencycattleslaughter</text:p>
          </table:table-cell>
        </table:table-row>
        <table:table-row table:style-name="ro1">
          <table:table-cell office:value-type="string">
            <text:p>/business-industry/guidancenotes/meatregsguid/farmgamehealth</text:p>
          </table:table-cell>
        </table:table-row>
        <table:table-row table:style-name="ro1">
          <table:table-cell office:value-type="string">
            <text:p>/business-industry/guidancenotes/meatregsguid/fcibovinetb</text:p>
          </table:table-cell>
        </table:table-row>
        <table:table-row table:style-name="ro1">
          <table:table-cell office:value-type="string">
            <text:p>/business-industry/guidancenotes/meatregsguid/fciguidance/</text:p>
          </table:table-cell>
        </table:table-row>
        <table:table-row table:style-name="ro1">
          <table:table-cell office:value-type="string">
            <text:p>/business-industry/guidancenotes/meatregsguid/fciguidance/fciew</text:p>
          </table:table-cell>
        </table:table-row>
        <table:table-row table:style-name="ro1">
          <table:table-cell office:value-type="string">
            <text:p>/business-industry/guidancenotes/meatregsguid/fciguidance/fciscot</text:p>
          </table:table-cell>
        </table:table-row>
        <table:table-row table:style-name="ro1">
          <table:table-cell office:value-type="string">
            <text:p>/business-industry/guidancenotes/meatregsguid/fciipoultry</text:p>
          </table:table-cell>
        </table:table-row>
        <table:table-row table:style-name="ro1">
          <table:table-cell office:value-type="string">
            <text:p>/business-industry/guidancenotes/meatregsguid/fcipigslaughter</text:p>
          </table:table-cell>
        </table:table-row>
        <table:table-row table:style-name="ro1">
          <table:table-cell office:value-type="string">
            <text:p>/business-industry/guidancenotes/meatregsguid/home-slaughter-livestock/</text:p>
          </table:table-cell>
        </table:table-row>
        <table:table-row table:style-name="ro1">
          <table:table-cell office:value-type="string">
            <text:p>/business-industry/guidancenotes/meatregsguid/home-slaughter-livestock/livestockguidance/</text:p>
          </table:table-cell>
        </table:table-row>
        <table:table-row table:style-name="ro1">
          <table:table-cell office:value-type="string">
            <text:p>/business-industry/guidancenotes/meatregsguid/illegalmeatguidance</text:p>
          </table:table-cell>
        </table:table-row>
        <table:table-row table:style-name="ro1">
          <table:table-cell office:value-type="string">
            <text:p>/business-industry/guidancenotes/meatregsguid/mincedmeatdays</text:p>
          </table:table-cell>
        </table:table-row>
        <table:table-row table:style-name="ro1">
          <table:table-cell office:value-type="string">
            <text:p>/business-industry/guidancenotes/meatregsguid/nitritesnitrates</text:p>
          </table:table-cell>
        </table:table-row>
        <table:table-row table:style-name="ro1">
          <table:table-cell office:value-type="string">
            <text:p>/business-industry/guidancenotes/meatregsguid/poultryslaughterauth</text:p>
          </table:table-cell>
        </table:table-row>
        <table:table-row table:style-name="ro1">
          <table:table-cell office:value-type="string">
            <text:p>/business-industry/guidancenotes/meatregsguid/snailguidance</text:p>
          </table:table-cell>
        </table:table-row>
        <table:table-row table:style-name="ro1">
          <table:table-cell office:value-type="string">
            <text:p>/business-industry/guidancenotes/meatregsguid/trichinellatestingwildboar</text:p>
          </table:table-cell>
        </table:table-row>
        <table:table-row table:style-name="ro1">
          <table:table-cell office:value-type="string">
            <text:p>/business-industry/guidancenotes/water-juice-guidance/</text:p>
          </table:table-cell>
        </table:table-row>
        <table:table-row table:style-name="ro1">
          <table:table-cell office:value-type="string">
            <text:p>/business-industry/guidancenotes/water-juice-guidance/natural-mineral-water</text:p>
          </table:table-cell>
        </table:table-row>
        <table:table-row table:style-name="ro2">
          <table:table-cell office:value-type="string">
            <text:p>/business-industry/how-to-make-an-appeal/</text:p>
          </table:table-cell>
        </table:table-row>
        <table:table-row table:style-name="ro2">
          <table:table-cell office:value-type="string">
            <text:p>/business-industry/how-to-make-an-appeal/panel/</text:p>
          </table:table-cell>
        </table:table-row>
        <table:table-row table:style-name="ro2">
          <table:table-cell office:value-type="string">
            <text:p>/business-industry/imports/</text:p>
          </table:table-cell>
        </table:table-row>
        <table:table-row table:style-name="ro2">
          <table:table-cell office:value-type="string">
            <text:p>/business-industry/imports/banned_restricted/</text:p>
          </table:table-cell>
        </table:table-row>
        <table:table-row table:style-name="ro2">
          <table:table-cell office:value-type="string">
            <text:p>/business-industry/imports/banned_restricted/aflatoxinreg11522009</text:p>
          </table:table-cell>
        </table:table-row>
        <table:table-row table:style-name="ro1">
          <table:table-cell office:value-type="string">
            <text:p>/business-industry/imports/banned_restricted/calabashchalk</text:p>
          </table:table-cell>
        </table:table-row>
        <table:table-row table:style-name="ro2">
          <table:table-cell office:value-type="string">
            <text:p>/business-industry/imports/banned_restricted/china</text:p>
          </table:table-cell>
        </table:table-row>
        <table:table-row table:style-name="ro1">
          <table:table-cell office:value-type="string">
            <text:p>/business-industry/imports/banned_restricted/chinarice</text:p>
          </table:table-cell>
        </table:table-row>
        <table:table-row table:style-name="ro1">
          <table:table-cell office:value-type="string">
            <text:p>/business-industry/imports/banned_restricted/guargumindia</text:p>
          </table:table-cell>
        </table:table-row>
        <table:table-row table:style-name="ro1">
          <table:table-cell office:value-type="string">
            <text:p>/business-industry/imports/banned_restricted/highrisknonpoao</text:p>
          </table:table-cell>
        </table:table-row>
        <table:table-row table:style-name="ro1">
          <table:table-cell office:value-type="string">
            <text:p>/business-industry/imports/banned_restricted/highrisknonpoao-91-2013</text:p>
          </table:table-cell>
        </table:table-row>
        <table:table-row table:style-name="ro2">
          <table:table-cell office:value-type="string">
            <text:p>/business-industry/imports/banned_restricted/import-betel-leaves</text:p>
          </table:table-cell>
        </table:table-row>
        <table:table-row table:style-name="ro1">
          <table:table-cell office:value-type="string">
            <text:p>/business-industry/imports/banned_restricted/japan</text:p>
          </table:table-cell>
        </table:table-row>
        <table:table-row table:style-name="ro1">
          <table:table-cell office:value-type="string">
            <text:p>/business-industry/imports/banned_restricted/kavakava</text:p>
          </table:table-cell>
        </table:table-row>
        <table:table-row table:style-name="ro2">
          <table:table-cell office:value-type="string">
            <text:p>/business-industry/imports/banned_restricted/kitchenware</text:p>
          </table:table-cell>
        </table:table-row>
        <table:table-row table:style-name="ro1">
          <table:table-cell office:value-type="string">
            <text:p>/business-industry/imports/banned_restricted/konjac</text:p>
          </table:table-cell>
        </table:table-row>
        <table:table-row table:style-name="ro1">
          <table:table-cell office:value-type="string">
            <text:p>/business-industry/imports/banned_restricted/milkandsoya-china</text:p>
          </table:table-cell>
        </table:table-row>
        <table:table-row table:style-name="ro2">
          <table:table-cell office:value-type="string">
            <text:p>/business-industry/imports/banned_restricted/pine-nuts-china/</text:p>
          </table:table-cell>
        </table:table-row>
        <table:table-row table:style-name="ro2">
          <table:table-cell office:value-type="string">
            <text:p>/business-industry/imports/banned_restricted/pine-nuts-china/pine-nut-exporters</text:p>
          </table:table-cell>
        </table:table-row>
        <table:table-row table:style-name="ro2">
          <table:table-cell office:value-type="string">
            <text:p>/business-industry/imports/banned_restricted/red2g</text:p>
          </table:table-cell>
        </table:table-row>
        <table:table-row table:style-name="ro2">
          <table:table-cell office:value-type="string">
            <text:p>/business-industry/imports/banned_restricted/restricted_foodstuffs</text:p>
          </table:table-cell>
        </table:table-row>
        <table:table-row table:style-name="ro2">
          <table:table-cell office:value-type="string">
            <text:p>/business-industry/imports/banned_restricted/spices</text:p>
          </table:table-cell>
        </table:table-row>
        <table:table-row table:style-name="ro2">
          <table:table-cell office:value-type="string">
            <text:p>/business-industry/imports/banned_restricted/sunflower</text:p>
          </table:table-cell>
        </table:table-row>
        <table:table-row table:style-name="ro2">
          <table:table-cell office:value-type="string">
            <text:p>/business-industry/imports/contacts/</text:p>
          </table:table-cell>
        </table:table-row>
        <table:table-row table:style-name="ro2">
          <table:table-cell office:value-type="string">
            <text:p>/business-industry/imports/contacts/imp_links/</text:p>
          </table:table-cell>
        </table:table-row>
        <table:table-row table:style-name="ro2">
          <table:table-cell office:value-type="string">
            <text:p>/business-industry/imports/importers/</text:p>
          </table:table-cell>
        </table:table-row>
        <table:table-row table:style-name="ro1">
          <table:table-cell office:value-type="string">
            <text:p>/business-industry/imports/importers/additivesimports</text:p>
          </table:table-cell>
        </table:table-row>
        <table:table-row table:style-name="ro2">
          <table:table-cell office:value-type="string">
            <text:p>/business-industry/imports/importers/contaminant/</text:p>
          </table:table-cell>
        </table:table-row>
        <table:table-row table:style-name="ro1">
          <table:table-cell office:value-type="string">
            <text:p>/business-industry/imports/importers/contaminant/Aflatoxin</text:p>
          </table:table-cell>
        </table:table-row>
        <table:table-row table:style-name="ro1">
          <table:table-cell office:value-type="string">
            <text:p>/business-industry/imports/importers/contaminant/soysauce</text:p>
          </table:table-cell>
        </table:table-row>
        <table:table-row table:style-name="ro1">
          <table:table-cell office:value-type="string">
            <text:p>/business-industry/imports/importers/ecguidance</text:p>
          </table:table-cell>
        </table:table-row>
        <table:table-row table:style-name="ro1">
          <table:table-cell office:value-type="string">
            <text:p>/business-industry/imports/importers/importsuppliers</text:p>
          </table:table-cell>
        </table:table-row>
        <table:table-row table:style-name="ro1">
          <table:table-cell office:value-type="string">
            <text:p>/business-industry/imports/importers/importtesting</text:p>
          </table:table-cell>
        </table:table-row>
        <table:table-row table:style-name="ro2">
          <table:table-cell office:value-type="string">
            <text:p>/business-industry/imports/importers/irradiated</text:p>
          </table:table-cell>
        </table:table-row>
        <table:table-row table:style-name="ro2">
          <table:table-cell office:value-type="string">
            <text:p>/business-industry/imports/importers/labelling</text:p>
          </table:table-cell>
        </table:table-row>
        <table:table-row table:style-name="ro2">
          <table:table-cell office:value-type="string">
            <text:p>/business-industry/imports/importers/legislation</text:p>
          </table:table-cell>
        </table:table-row>
        <table:table-row table:style-name="ro1">
          <table:table-cell office:value-type="string">
            <text:p>/business-industry/imports/importers/pointofentry</text:p>
          </table:table-cell>
        </table:table-row>
        <table:table-row table:style-name="ro2">
          <table:table-cell office:value-type="string">
            <text:p>/business-industry/imports/importers/redress/</text:p>
          </table:table-cell>
        </table:table-row>
        <table:table-row table:style-name="ro2">
          <table:table-cell office:value-type="string">
            <text:p>/business-industry/imports/importers/redress/redress1</text:p>
          </table:table-cell>
        </table:table-row>
        <table:table-row table:style-name="ro2">
          <table:table-cell office:value-type="string">
            <text:p>/business-industry/imports/importers/redress/redress2</text:p>
          </table:table-cell>
        </table:table-row>
        <table:table-row table:style-name="ro2">
          <table:table-cell office:value-type="string">
            <text:p>/business-industry/imports/importers/redress/redress3</text:p>
          </table:table-cell>
        </table:table-row>
        <table:table-row table:style-name="ro2">
          <table:table-cell office:value-type="string">
            <text:p>/business-industry/imports/importers/redress/redress4</text:p>
          </table:table-cell>
        </table:table-row>
        <table:table-row table:style-name="ro2">
          <table:table-cell office:value-type="string">
            <text:p>/business-industry/imports/importers/redress/redress5</text:p>
          </table:table-cell>
        </table:table-row>
        <table:table-row table:style-name="ro2">
          <table:table-cell office:value-type="string">
            <text:p>/business-industry/imports/importers/trade-samples-testing</text:p>
          </table:table-cell>
        </table:table-row>
        <table:table-row table:style-name="ro1">
          <table:table-cell office:value-type="string">
            <text:p>/business-industry/imports/personalimportsx/</text:p>
          </table:table-cell>
        </table:table-row>
        <table:table-row table:style-name="ro2">
          <table:table-cell office:value-type="string">
            <text:p>/business-industry/imports/want_to_import/</text:p>
          </table:table-cell>
        </table:table-row>
        <table:table-row table:style-name="ro1">
          <table:table-cell office:value-type="string">
            <text:p>/business-industry/imports/want_to_import/animalimports/</text:p>
          </table:table-cell>
        </table:table-row>
        <table:table-row table:style-name="ro1">
          <table:table-cell office:value-type="string">
            <text:p>/business-industry/imports/want_to_import/animalimports/dairy</text:p>
          </table:table-cell>
        </table:table-row>
        <table:table-row table:style-name="ro1">
          <table:table-cell office:value-type="string">
            <text:p>/business-industry/imports/want_to_import/animalimports/eggs</text:p>
          </table:table-cell>
        </table:table-row>
        <table:table-row table:style-name="ro1">
          <table:table-cell office:value-type="string">
            <text:p>/business-industry/imports/want_to_import/animalimports/gelatine</text:p>
          </table:table-cell>
        </table:table-row>
        <table:table-row table:style-name="ro1">
          <table:table-cell office:value-type="string">
            <text:p>/business-industry/imports/want_to_import/animalimports/honey</text:p>
          </table:table-cell>
        </table:table-row>
        <table:table-row table:style-name="ro1">
          <table:table-cell office:value-type="string">
            <text:p>/business-industry/imports/want_to_import/animalimports/meat</text:p>
          </table:table-cell>
        </table:table-row>
        <table:table-row table:style-name="ro1">
          <table:table-cell office:value-type="string">
            <text:p>/business-industry/imports/want_to_import/compositeprods</text:p>
          </table:table-cell>
        </table:table-row>
        <table:table-row table:style-name="ro1">
          <table:table-cell office:value-type="string">
            <text:p>/business-industry/imports/want_to_import/fisheryproducts/</text:p>
          </table:table-cell>
        </table:table-row>
        <table:table-row table:style-name="ro1">
          <table:table-cell office:value-type="string">
            <text:p>/business-industry/imports/want_to_import/tradeinfosheets</text:p>
          </table:table-cell>
        </table:table-row>
        <table:table-row table:style-name="ro2">
          <table:table-cell office:value-type="string">
            <text:p>/business-industry/manufacturers/</text:p>
          </table:table-cell>
        </table:table-row>
        <table:table-row table:style-name="ro1">
          <table:table-cell office:value-type="string">
            <text:p>/business-industry/manufacturers/additives-supps-guidance/</text:p>
          </table:table-cell>
        </table:table-row>
        <table:table-row table:style-name="ro1">
          <table:table-cell office:value-type="string">
            <text:p>/business-industry/manufacturers/additives-supps-guidance/foodadlegguid</text:p>
          </table:table-cell>
        </table:table-row>
        <table:table-row table:style-name="ro1">
          <table:table-cell office:value-type="string">
            <text:p>/business-industry/manufacturers/contaminants-fcm-guidance/</text:p>
          </table:table-cell>
        </table:table-row>
        <table:table-row table:style-name="ro1">
          <table:table-cell office:value-type="string">
            <text:p>/business-industry/manufacturers/contaminants-fcm-guidance/about-the-regulations/</text:p>
          </table:table-cell>
        </table:table-row>
        <table:table-row table:style-name="ro1">
          <table:table-cell office:value-type="string">
            <text:p>/business-industry/manufacturers/contaminants-fcm-guidance/foodmaterialarticleguidance2010</text:p>
          </table:table-cell>
        </table:table-row>
        <table:table-row table:style-name="ro1">
          <table:table-cell office:value-type="string">
            <text:p>/business-industry/manufacturers/contaminants-fcm-guidance/guidancefoodcontams09</text:p>
          </table:table-cell>
        </table:table-row>
        <table:table-row table:style-name="ro1">
          <table:table-cell office:value-type="string">
            <text:p>/business-industry/manufacturers/contaminants-fcm-guidance/legalcompliancefoodpackaging</text:p>
          </table:table-cell>
        </table:table-row>
        <table:table-row table:style-name="ro1">
          <table:table-cell office:value-type="string">
            <text:p>/business-industry/manufacturers/contaminants-fcm-guidance/legcontamfood</text:p>
          </table:table-cell>
        </table:table-row>
        <table:table-row table:style-name="ro1">
          <table:table-cell office:value-type="string">
            <text:p>/business-industry/manufacturers/myhaccp/</text:p>
          </table:table-cell>
        </table:table-row>
        <table:table-row table:style-name="ro2">
          <table:table-cell office:value-type="string">
            <text:p>/business-industry/manufacturers/shelf-life-storage/</text:p>
          </table:table-cell>
        </table:table-row>
        <table:table-row table:style-name="ro2">
          <table:table-cell office:value-type="string">
            <text:p>/business-industry/manufacturers/shelf-life-storage/quick-frozen-foodstuffs/</text:p>
          </table:table-cell>
        </table:table-row>
        <table:table-row table:style-name="ro1">
          <table:table-cell office:value-type="string">
            <text:p>/business-industry/manufacturers/shelf-life-storage/readytoeat</text:p>
          </table:table-cell>
        </table:table-row>
        <table:table-row table:style-name="ro1">
          <table:table-cell office:value-type="string">
            <text:p>/business-industry/manufacturers/shelf-life-storage/vacpac</text:p>
          </table:table-cell>
        </table:table-row>
        <table:table-row table:style-name="ro2">
          <table:table-cell office:value-type="string">
            <text:p>/business-industry/meat/</text:p>
          </table:table-cell>
        </table:table-row>
        <table:table-row table:style-name="ro2">
          <table:table-cell office:value-type="string">
            <text:p>/business-industry/meat/audit/</text:p>
          </table:table-cell>
        </table:table-row>
        <table:table-row table:style-name="ro1">
          <table:table-cell office:value-type="string">
            <text:p>/business-industry/meat/audit/auditprocess/</text:p>
          </table:table-cell>
        </table:table-row>
        <table:table-row table:style-name="ro1">
          <table:table-cell office:value-type="string">
            <text:p>/business-industry/meat/audit/auditprocess/auditprocess-prenov12</text:p>
          </table:table-cell>
        </table:table-row>
        <table:table-row table:style-name="ro2">
          <table:table-cell office:value-type="string">
            <text:p>/business-industry/meat/audit/concern</text:p>
          </table:table-cell>
        </table:table-row>
        <table:table-row table:style-name="ro1">
          <table:table-cell office:value-type="string">
            <text:p>/business-industry/meat/fci/</text:p>
          </table:table-cell>
        </table:table-row>
        <table:table-row table:style-name="ro1">
          <table:table-cell office:value-type="string">
            <text:p>/business-industry/meat/guidehygienemeat</text:p>
          </table:table-cell>
        </table:table-row>
        <table:table-row table:style-name="ro1">
          <table:table-cell office:value-type="string">
            <text:p>/business-industry/meat/haccpmeatplants/</text:p>
          </table:table-cell>
        </table:table-row>
        <table:table-row table:style-name="ro1">
          <table:table-cell office:value-type="string">
            <text:p>/business-industry/meat/haccpmeatplants/microbiologicalcriteria</text:p>
          </table:table-cell>
        </table:table-row>
        <table:table-row table:style-name="ro1">
          <table:table-cell office:value-type="string">
            <text:p>/business-industry/meat/meataudit/</text:p>
          </table:table-cell>
        </table:table-row>
        <table:table-row table:style-name="ro1">
          <table:table-cell office:value-type="string">
            <text:p>/business-industry/meat/trichinella-pigs/</text:p>
          </table:table-cell>
        </table:table-row>
        <table:table-row table:style-name="ro1">
          <table:table-cell office:value-type="string">
            <text:p>/business-industry/meat/trichinella-pigs/trichinella-pigs-testing/</text:p>
          </table:table-cell>
        </table:table-row>
        <table:table-row table:style-name="ro1">
          <table:table-cell office:value-type="string">
            <text:p>/business-industry/meat/trichinella-pigs/trichinella-pigs-testing/trichinella-testing-items/</text:p>
          </table:table-cell>
        </table:table-row>
        <table:table-row table:style-name="ro1">
          <table:table-cell office:value-type="string">
            <text:p>/business-industry/winestandards/</text:p>
          </table:table-cell>
        </table:table-row>
        <table:table-row table:style-name="ro1">
          <table:table-cell office:value-type="string">
            <text:p>/business-industry/winestandards/contactinspectors</text:p>
          </table:table-cell>
        </table:table-row>
        <table:table-row table:style-name="ro1">
          <table:table-cell office:value-type="string">
            <text:p>/business-industry/winestandards/lawguide/</text:p>
          </table:table-cell>
        </table:table-row>
        <table:table-row table:style-name="ro1">
          <table:table-cell office:value-type="string">
            <text:p>/business-industry/winestandards/lawguide/vineyards-wine-regs-summary/</text:p>
          </table:table-cell>
        </table:table-row>
        <table:table-row table:style-name="ro1">
          <table:table-cell office:value-type="string">
            <text:p>/business-industry/winestandards/lawguide/wine-regs-guidance/</text:p>
          </table:table-cell>
        </table:table-row>
        <table:table-row table:style-name="ro1">
          <table:table-cell office:value-type="string">
            <text:p>/business-industry/winestandards/lawguidex</text:p>
          </table:table-cell>
        </table:table-row>
        <table:table-row table:style-name="ro1">
          <table:table-cell office:value-type="string">
            <text:p>/business-industry/winestandards/ukvineyards</text:p>
          </table:table-cell>
        </table:table-row>
        <table:table-row table:style-name="ro1">
          <table:table-cell office:value-type="string">
            <text:p>/business-industry/winestandards/wine-documentary-checks/</text:p>
          </table:table-cell>
        </table:table-row>
        <table:table-row table:style-name="ro1">
          <table:table-cell office:value-type="string">
            <text:p>/business-industry/winestandards/wine-imports/</text:p>
          </table:table-cell>
        </table:table-row>
        <table:table-row table:style-name="ro1">
          <table:table-cell office:value-type="string">
            <text:p>/business-industry/winestandards/wine-labelling/</text:p>
          </table:table-cell>
        </table:table-row>
        <table:table-row table:style-name="ro1">
          <table:table-cell office:value-type="string">
            <text:p>/business-industry/winestandards/wineguidance/</text:p>
          </table:table-cell>
        </table:table-row>
        <table:table-row table:style-name="ro1">
          <table:table-cell office:value-type="string">
            <text:p>/business-industry/farmingfood/bse/bsecontrol/2009/breaches2009/</text:p>
          </table:table-cell>
        </table:table-row>
        <table:table-row table:style-name="ro1">
          <table:table-cell office:value-type="string">
            <text:p>/business-industry/farmingfood/bse/bsecontrol/2009/breaches2009/breachesaug2009</text:p>
          </table:table-cell>
        </table:table-row>
        <table:table-row table:style-name="ro1">
          <table:table-cell office:value-type="string">
            <text:p>/business-industry/farmingfood/bse/bsecontrol/2009/breaches2009/breachesjan09</text:p>
          </table:table-cell>
        </table:table-row>
        <table:table-row table:style-name="ro1">
          <table:table-cell office:value-type="string">
            <text:p>/business-industry/farmingfood/bse/bsecontrol/2009/breaches2009/breachesmarch2009</text:p>
          </table:table-cell>
        </table:table-row>
        <table:table-row table:style-name="ro1">
          <table:table-cell office:value-type="string">
            <text:p>/business-industry/farmingfood/bse/bsecontrol/2009/breaches2009/monrepsrmbrenov2009</text:p>
          </table:table-cell>
        </table:table-row>
        <table:table-row table:style-name="ro1">
          <table:table-cell office:value-type="string">
            <text:p>/business-industry/farmingfood/bse/bsecontrol/2009/breaches2009/monrepsrmsept2009</text:p>
          </table:table-cell>
        </table:table-row>
        <table:table-row table:style-name="ro1">
          <table:table-cell office:value-type="string">
            <text:p>/business-industry/farmingfood/bse/bsecontrol/2009/imported2009</text:p>
          </table:table-cell>
        </table:table-row>
        <table:table-row table:style-name="ro1">
          <table:table-cell office:value-type="string">
            <text:p>/business-industry/farmingfood/bse/bsecontrol/2009/individualbsebreaches09/</text:p>
          </table:table-cell>
        </table:table-row>
        <table:table-row table:style-name="ro1">
          <table:table-cell office:value-type="string">
            <text:p>/business-industry/farmingfood/bse/bsecontrol/2009/srmbreaches09</text:p>
          </table:table-cell>
        </table:table-row>
      </table:table>
      <table:table table:name="Multibranch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float" office:value="473782">
            <text:p>473782</text:p>
          </table:table-cell>
          <table:table-cell office:value-type="string">
            <text:p>/business-industry/farmingfood/bse/bsecontrol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4">
            <text:p>498974</text:p>
          </table:table-cell>
          <table:table-cell office:value-type="string">
            <text:p>/business-industry/farmingfood/bse/bsecontrol/2009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include.A1:includ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21:53:33.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2:32:47.14</meta:creation-date>
    <dc:date>2014-07-15T23:24:48.30</dc:date>
    <meta:editing-duration>P0D</meta:editing-duration>
    <meta:editing-cycles>2</meta:editing-cycles>
    <meta:generator>LibreOffice/4.0.5.2$Windows_x86 LibreOffice_project/5464147a081647a250913f19c0715bca595af2f</meta:generator>
    <meta:document-statistic meta:table-count="7" meta:cell-count="1607" meta:object-count="0"/>
  </office:meta>
</office:document-meta>
</file>